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" style:family="table-cell" style:parent-style-name="Default" style:data-style-name="N4">
      <style:table-cell-properties fo:border="thin solid #000000" style:vertical-align="middle" style:repeat-content="false"/>
      <style:paragraph-properties fo:text-align="end" fo:margin-right="0cm"/>
    </style:style>
    <style:style style:name="ce4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2"/>
        <table:table-column table:style-name="co5" table:default-cell-style-name="ce4"/>
        <table:table-column table:style-name="co1" table:default-cell-style-name="ce2"/>
        <table:table-column table:style-name="co2" table:default-cell-style-name="ce2"/>
        <table:table-column table:style-name="co5" table:number-columns-repeated="16372" table:default-cell-style-name="ce1"/>
        <table:table-row table:style-name="ro1">
          <table:table-cell office:value-type="string" table:style-name="ce2">
            <text:p>Malzeme Tipi</text:p>
          </table:table-cell>
          <table:table-cell office:value-type="string" table:style-name="ce2">
            <text:p>Malzeme Kodu</text:p>
          </table:table-cell>
          <table:table-cell office:value-type="string" table:style-name="ce2">
            <text:p>Malzeme Adı</text:p>
          </table:table-cell>
          <table:table-cell office:value-type="string" table:style-name="ce2">
            <text:p>Birimi</text:p>
          </table:table-cell>
          <table:table-cell office:value-type="string" table:style-name="ce2">
            <text:p>Genel Alış Fiyatı</text:p>
          </table:table-cell>
          <table:table-cell office:value-type="string" table:style-name="ce2">
            <text:p>Genel Alış Fiyatı Dövizi</text:p>
          </table:table-cell>
          <table:table-cell office:value-type="string" table:style-name="ce2">
            <text:p>Genel Satış Fiyatı</text:p>
          </table:table-cell>
          <table:table-cell office:value-type="string" table:style-name="ce2">
            <text:p>Genel Satış Fiyatı Dövizi</text:p>
          </table:table-cell>
          <table:table-cell office:value-type="string" table:style-name="ce2">
            <text:p>Marka</text:p>
          </table:table-cell>
          <table:table-cell office:value-type="string" table:style-name="ce2">
            <text:p>Stok Miktarı</text:p>
          </table:table-cell>
          <table:table-cell office:value-type="string" table:style-name="ce2">
            <text:p>Genel Barkod</text:p>
          </table:table-cell>
          <table:table-cell office:value-type="string" table:style-name="ce2">
            <text:p>Grup Kodu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03-AY-GL</text:p>
          </table:table-cell>
          <table:table-cell office:value-type="string" table:style-name="ce2">
            <text:p>LV GÜNEŞ GÖZLÜĞÜ</text:p>
          </table:table-cell>
          <table:table-cell office:value-type="string" table:style-name="ce2">
            <text:p>Adet</text:p>
          </table:table-cell>
          <table:table-cell office:value-type="float" office:value="55" table:style-name="ce3">
            <text:p>55,00</text:p>
          </table:table-cell>
          <table:table-cell office:value-type="string" table:style-name="ce2">
            <text:p>USD</text:p>
          </table:table-cell>
          <table:table-cell office:value-type="float" office:value="231" table:style-name="ce3">
            <text:p>231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111071501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111071504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1110715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111072203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111072204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1110722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4641041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7850" table:style-name="ce3">
            <text:p>7.8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4641042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7850" table:style-name="ce3">
            <text:p>7.8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044641043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7850" table:style-name="ce3">
            <text:p>7.85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15451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3500" table:style-name="ce3">
            <text:p>3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8" table:style-name="ce4">
            <text:p>8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25502</text:p>
          </table:table-cell>
          <table:table-cell office:value-type="string" table:style-name="ce2">
            <text:p>101025502</text:p>
          </table:table-cell>
          <table:table-cell office:value-type="string" table:style-name="ce2">
            <text:p>Adet</text:p>
          </table:table-cell>
          <table:table-cell office:value-type="float" office:value="112" table:style-name="ce3">
            <text:p>112,00</text:p>
          </table:table-cell>
          <table:table-cell table:style-name="ce2"/>
          <table:table-cell office:value-type="float" office:value="453.6" table:style-name="ce3">
            <text:p>453,6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25502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2619</text:p>
          </table:table-cell>
          <table:table-cell office:value-type="string" table:style-name="ce2">
            <text:p>10102619</text:p>
          </table:table-cell>
          <table:table-cell office:value-type="string" table:style-name="ce2">
            <text:p>Adet</text:p>
          </table:table-cell>
          <table:table-cell office:value-type="float" office:value="89" table:style-name="ce3">
            <text:p>89,00</text:p>
          </table:table-cell>
          <table:table-cell table:style-name="ce2"/>
          <table:table-cell office:value-type="float" office:value="360.45" table:style-name="ce3">
            <text:p>360,45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2619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2A040</text:p>
          </table:table-cell>
          <table:table-cell office:value-type="string" table:style-name="ce2">
            <text:p>10102A040</text:p>
          </table:table-cell>
          <table:table-cell office:value-type="string" table:style-name="ce2">
            <text:p>Adet</text:p>
          </table:table-cell>
          <table:table-cell office:value-type="float" office:value="89" table:style-name="ce3">
            <text:p>89,00</text:p>
          </table:table-cell>
          <table:table-cell table:style-name="ce2"/>
          <table:table-cell office:value-type="float" office:value="360.45" table:style-name="ce3">
            <text:p>360,45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2A040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15202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2" table:style-name="ce3">
            <text:p>12,00</text:p>
          </table:table-cell>
          <table:table-cell office:value-type="string" table:style-name="ce2">
            <text:p>USD</text:p>
          </table:table-cell>
          <table:table-cell office:value-type="float" office:value="750" table:style-name="ce3">
            <text:p>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4" table:style-name="ce4">
            <text:p>4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2019-254</text:p>
          </table:table-cell>
          <table:table-cell office:value-type="string" table:style-name="ce2">
            <text:p>101082019-254</text:p>
          </table:table-cell>
          <table:table-cell office:value-type="string" table:style-name="ce2">
            <text:p>Adet</text:p>
          </table:table-cell>
          <table:table-cell office:value-type="float" office:value="33" table:style-name="ce3">
            <text:p>33,00</text:p>
          </table:table-cell>
          <table:table-cell table:style-name="ce2"/>
          <table:table-cell office:value-type="float" office:value="185" table:style-name="ce3">
            <text:p>185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2019-254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2019-39</text:p>
          </table:table-cell>
          <table:table-cell office:value-type="string" table:style-name="ce2">
            <text:p>101082019-39</text:p>
          </table:table-cell>
          <table:table-cell office:value-type="string" table:style-name="ce2">
            <text:p>Adet</text:p>
          </table:table-cell>
          <table:table-cell office:value-type="float" office:value="51.851851850000003" table:style-name="ce3">
            <text:p>51,85</text:p>
          </table:table-cell>
          <table:table-cell table:style-name="ce2"/>
          <table:table-cell office:value-type="float" office:value="210" table:style-name="ce3">
            <text:p>210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2019-39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2019-73</text:p>
          </table:table-cell>
          <table:table-cell office:value-type="string" table:style-name="ce2">
            <text:p>101082019-73</text:p>
          </table:table-cell>
          <table:table-cell office:value-type="string" table:style-name="ce2">
            <text:p>Adet</text:p>
          </table:table-cell>
          <table:table-cell office:value-type="float" office:value="46.4" table:style-name="ce3">
            <text:p>46,40</text:p>
          </table:table-cell>
          <table:table-cell table:style-name="ce2"/>
          <table:table-cell office:value-type="float" office:value="245.7" table:style-name="ce3">
            <text:p>245,7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2019-73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212017</text:p>
          </table:table-cell>
          <table:table-cell office:value-type="string" table:style-name="ce2">
            <text:p>10108212017</text:p>
          </table:table-cell>
          <table:table-cell office:value-type="string" table:style-name="ce2">
            <text:p>Adet</text:p>
          </table:table-cell>
          <table:table-cell office:value-type="float" office:value="79.2" table:style-name="ce3">
            <text:p>79,20</text:p>
          </table:table-cell>
          <table:table-cell table:style-name="ce2"/>
          <table:table-cell office:value-type="float" office:value="320.76" table:style-name="ce3">
            <text:p>320,76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21201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2462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4" table:style-name="ce3">
            <text:p>1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2641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550" table:style-name="ce3">
            <text:p>5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4242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42" table:style-name="ce3">
            <text:p>42,00</text:p>
          </table:table-cell>
          <table:table-cell office:value-type="string" table:style-name="ce2">
            <text:p>USD</text:p>
          </table:table-cell>
          <table:table-cell office:value-type="float" office:value="2800" table:style-name="ce3">
            <text:p>2.8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4529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21" table:style-name="ce3">
            <text:p>21,00</text:p>
          </table:table-cell>
          <table:table-cell office:value-type="string" table:style-name="ce2">
            <text:p>USD</text:p>
          </table:table-cell>
          <table:table-cell office:value-type="float" office:value="1980" table:style-name="ce3">
            <text:p>1.98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1414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4" table:style-name="ce3">
            <text:p>14,00</text:p>
          </table:table-cell>
          <table:table-cell office:value-type="string" table:style-name="ce2">
            <text:p>USD</text:p>
          </table:table-cell>
          <table:table-cell office:value-type="float" office:value="750" table:style-name="ce3">
            <text:p>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0" table:style-name="ce4">
            <text:p>10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169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6" table:style-name="ce4">
            <text:p>6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25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42" table:style-name="ce3">
            <text:p>42,00</text:p>
          </table:table-cell>
          <table:table-cell office:value-type="string" table:style-name="ce2">
            <text:p>USD</text:p>
          </table:table-cell>
          <table:table-cell office:value-type="float" office:value="2800" table:style-name="ce3">
            <text:p>2.8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0" table:style-name="ce4">
            <text:p>10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352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6" table:style-name="ce3">
            <text:p>16,00</text:p>
          </table:table-cell>
          <table:table-cell office:value-type="string" table:style-name="ce2">
            <text:p>USD</text:p>
          </table:table-cell>
          <table:table-cell office:value-type="float" office:value="1100" table:style-name="ce3">
            <text:p>1.1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5" table:style-name="ce4">
            <text:p>5,000</text:p>
          </table:table-cell>
          <table:table-cell office:value-type="string" table:style-name="ce2">
            <text:p>101083201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434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2" table:style-name="ce3">
            <text:p>12,00</text:p>
          </table:table-cell>
          <table:table-cell office:value-type="string" table:style-name="ce2">
            <text:p>USD</text:p>
          </table:table-cell>
          <table:table-cell office:value-type="float" office:value="750" table:style-name="ce3">
            <text:p>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1" table:style-name="ce4">
            <text:p>1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496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30" table:style-name="ce3">
            <text:p>30,00</text:p>
          </table:table-cell>
          <table:table-cell office:value-type="string" table:style-name="ce2">
            <text:p>USD</text:p>
          </table:table-cell>
          <table:table-cell office:value-type="float" office:value="2100" table:style-name="ce3">
            <text:p>2.1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526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16" table:style-name="ce3">
            <text:p>16,00</text:p>
          </table:table-cell>
          <table:table-cell office:value-type="string" table:style-name="ce2">
            <text:p>USD</text:p>
          </table:table-cell>
          <table:table-cell office:value-type="float" office:value="1000" table:style-name="ce3">
            <text:p>1.00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932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12" table:style-name="ce3">
            <text:p>12,00</text:p>
          </table:table-cell>
          <table:table-cell office:value-type="string" table:style-name="ce2">
            <text:p>USD</text:p>
          </table:table-cell>
          <table:table-cell office:value-type="float" office:value="790" table:style-name="ce3">
            <text:p>79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95214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4" table:style-name="ce3">
            <text:p>14,00</text:p>
          </table:table-cell>
          <table:table-cell office:value-type="string" table:style-name="ce2">
            <text:p>USD</text:p>
          </table:table-cell>
          <table:table-cell office:value-type="float" office:value="690" table:style-name="ce3">
            <text:p>69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9526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500" table:style-name="ce3">
            <text:p>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954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500" table:style-name="ce3">
            <text:p>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8" table:style-name="ce4">
            <text:p>8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9549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550" table:style-name="ce3">
            <text:p>5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6ST14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25" table:style-name="ce3">
            <text:p>25,00</text:p>
          </table:table-cell>
          <table:table-cell office:value-type="string" table:style-name="ce2">
            <text:p>USD</text:p>
          </table:table-cell>
          <table:table-cell office:value-type="float" office:value="1750" table:style-name="ce3">
            <text:p>1.7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72017</text:p>
          </table:table-cell>
          <table:table-cell office:value-type="string" table:style-name="ce2">
            <text:p>1010872017</text:p>
          </table:table-cell>
          <table:table-cell office:value-type="string" table:style-name="ce2">
            <text:p>Adet</text:p>
          </table:table-cell>
          <table:table-cell office:value-type="float" office:value="79.2" table:style-name="ce3">
            <text:p>79,20</text:p>
          </table:table-cell>
          <table:table-cell table:style-name="ce2"/>
          <table:table-cell office:value-type="float" office:value="320.76" table:style-name="ce3">
            <text:p>320,76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7201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7463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2500" table:style-name="ce3">
            <text:p>2.50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758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2" table:style-name="ce3">
            <text:p>12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8569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6" table:style-name="ce3">
            <text:p>16,00</text:p>
          </table:table-cell>
          <table:table-cell office:value-type="string" table:style-name="ce2">
            <text:p>USD</text:p>
          </table:table-cell>
          <table:table-cell office:value-type="float" office:value="1100" table:style-name="ce3">
            <text:p>1.1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4" table:style-name="ce4">
            <text:p>4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012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1650" table:style-name="ce3">
            <text:p>1.6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5654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400" table:style-name="ce3">
            <text:p>4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6" table:style-name="ce4">
            <text:p>6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756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22" table:style-name="ce3">
            <text:p>22,00</text:p>
          </table:table-cell>
          <table:table-cell office:value-type="string" table:style-name="ce2">
            <text:p>USD</text:p>
          </table:table-cell>
          <table:table-cell office:value-type="float" office:value="1850" table:style-name="ce3">
            <text:p>1.8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5" table:style-name="ce4">
            <text:p>5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830141541</text:p>
          </table:table-cell>
          <table:table-cell office:value-type="string" table:style-name="ce2">
            <text:p>101089830141541</text:p>
          </table:table-cell>
          <table:table-cell office:value-type="string" table:style-name="ce2">
            <text:p>Adet</text:p>
          </table:table-cell>
          <table:table-cell office:value-type="float" office:value="328.14814815" table:style-name="ce3">
            <text:p>328,15</text:p>
          </table:table-cell>
          <table:table-cell table:style-name="ce2"/>
          <table:table-cell office:value-type="float" office:value="1107.5" table:style-name="ce3">
            <text:p>1.10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9830141541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830141542</text:p>
          </table:table-cell>
          <table:table-cell office:value-type="string" table:style-name="ce2">
            <text:p>101089830141542</text:p>
          </table:table-cell>
          <table:table-cell office:value-type="string" table:style-name="ce2">
            <text:p>Adet</text:p>
          </table:table-cell>
          <table:table-cell office:value-type="float" office:value="328.14814815" table:style-name="ce3">
            <text:p>328,15</text:p>
          </table:table-cell>
          <table:table-cell table:style-name="ce2"/>
          <table:table-cell office:value-type="float" office:value="1107.5" table:style-name="ce3">
            <text:p>1.10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9830141542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830141544</text:p>
          </table:table-cell>
          <table:table-cell office:value-type="string" table:style-name="ce2">
            <text:p>101089830141544</text:p>
          </table:table-cell>
          <table:table-cell office:value-type="string" table:style-name="ce2">
            <text:p>Adet</text:p>
          </table:table-cell>
          <table:table-cell office:value-type="float" office:value="328.14814815" table:style-name="ce3">
            <text:p>328,15</text:p>
          </table:table-cell>
          <table:table-cell table:style-name="ce2"/>
          <table:table-cell office:value-type="float" office:value="1107.5" table:style-name="ce3">
            <text:p>1.10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9830141544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830171042</text:p>
          </table:table-cell>
          <table:table-cell office:value-type="string" table:style-name="ce2">
            <text:p>101089830171042</text:p>
          </table:table-cell>
          <table:table-cell office:value-type="string" table:style-name="ce2">
            <text:p>Adet</text:p>
          </table:table-cell>
          <table:table-cell office:value-type="float" office:value="328.14814815" table:style-name="ce3">
            <text:p>328,15</text:p>
          </table:table-cell>
          <table:table-cell table:style-name="ce2"/>
          <table:table-cell office:value-type="float" office:value="1107.5" table:style-name="ce3">
            <text:p>1.10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089830171042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9830171043</text:p>
          </table:table-cell>
          <table:table-cell office:value-type="string" table:style-name="ce2">
            <text:p>101089830171043</text:p>
          </table:table-cell>
          <table:table-cell office:value-type="string" table:style-name="ce2">
            <text:p>Adet</text:p>
          </table:table-cell>
          <table:table-cell office:value-type="float" office:value="328.14814815" table:style-name="ce3">
            <text:p>328,15</text:p>
          </table:table-cell>
          <table:table-cell table:style-name="ce2"/>
          <table:table-cell office:value-type="float" office:value="1107.5" table:style-name="ce3">
            <text:p>1.10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9830171043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blk19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5" table:style-name="ce4">
            <text:p>15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CK2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25" table:style-name="ce3">
            <text:p>25,00</text:p>
          </table:table-cell>
          <table:table-cell office:value-type="string" table:style-name="ce2">
            <text:p>USD</text:p>
          </table:table-cell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6" table:style-name="ce4">
            <text:p>6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FKP1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0" table:style-name="ce3">
            <text:p>10,00</text:p>
          </table:table-cell>
          <table:table-cell office:value-type="string" table:style-name="ce2">
            <text:p>USD</text:p>
          </table:table-cell>
          <table:table-cell office:value-type="float" office:value="750" table:style-name="ce3">
            <text:p>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RCVI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600" table:style-name="ce3">
            <text:p>600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13" table:style-name="ce4">
            <text:p>1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RINC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5" table:style-name="ce3">
            <text:p>5,00</text:p>
          </table:table-cell>
          <table:table-cell office:value-type="string" table:style-name="ce2">
            <text:p>USD</text:p>
          </table:table-cell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27" table:style-name="ce4">
            <text:p>27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RKLN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600" table:style-name="ce3">
            <text:p>600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118" table:style-name="ce4">
            <text:p>118,000</text:p>
          </table:table-cell>
          <table:table-cell office:value-type="string" table:style-name="ce2">
            <text:p>10108CARCIVI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RTSL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2" table:style-name="ce3">
            <text:p>12,00</text:p>
          </table:table-cell>
          <table:table-cell office:value-type="string" table:style-name="ce2">
            <text:p>USD</text:p>
          </table:table-cell>
          <table:table-cell office:value-type="float" office:value="850" table:style-name="ce3">
            <text:p>850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8" table:style-name="ce4">
            <text:p>8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CVI</text:p>
          </table:table-cell>
          <table:table-cell office:value-type="string" table:style-name="ce2">
            <text:p>ÇİVİ BİLEKLİK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325" table:style-name="ce3">
            <text:p>325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DERIINCE</text:p>
          </table:table-cell>
          <table:table-cell office:value-type="string" table:style-name="ce2">
            <text:p>10108DERIINCE</text:p>
          </table:table-cell>
          <table:table-cell office:value-type="string" table:style-name="ce2">
            <text:p>Adet</text:p>
          </table:table-cell>
          <table:table-cell office:value-type="float" office:value="46.15" table:style-name="ce3">
            <text:p>46,15</text:p>
          </table:table-cell>
          <table:table-cell table:style-name="ce2"/>
          <table:table-cell office:value-type="float" office:value="186.91" table:style-name="ce3">
            <text:p>186,91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8" table:style-name="ce4">
            <text:p>8,000</text:p>
          </table:table-cell>
          <table:table-cell office:value-type="string" table:style-name="ce2">
            <text:p>10108DERIINCE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DERIKALIN</text:p>
          </table:table-cell>
          <table:table-cell office:value-type="string" table:style-name="ce2">
            <text:p>10108DERIKALIN</text:p>
          </table:table-cell>
          <table:table-cell office:value-type="string" table:style-name="ce2">
            <text:p>Adet</text:p>
          </table:table-cell>
          <table:table-cell office:value-type="float" office:value="49.7" table:style-name="ce3">
            <text:p>49,70</text:p>
          </table:table-cell>
          <table:table-cell table:style-name="ce2"/>
          <table:table-cell office:value-type="float" office:value="201.29" table:style-name="ce3">
            <text:p>201,29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08DERIKALIN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KRSERK</text:p>
          </table:table-cell>
          <table:table-cell office:value-type="string" table:style-name="ce2">
            <text:p>10108KRSERK</text:p>
          </table:table-cell>
          <table:table-cell office:value-type="string" table:style-name="ce2">
            <text:p>Adet</text:p>
          </table:table-cell>
          <table:table-cell office:value-type="float" office:value="42.6" table:style-name="ce3">
            <text:p>42,60</text:p>
          </table:table-cell>
          <table:table-cell table:style-name="ce2"/>
          <table:table-cell office:value-type="float" office:value="172.53" table:style-name="ce3">
            <text:p>172,53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3" table:style-name="ce4">
            <text:p>3,000</text:p>
          </table:table-cell>
          <table:table-cell office:value-type="string" table:style-name="ce2">
            <text:p>10108KRSERK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KUPE01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400" table:style-name="ce3">
            <text:p>4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1" table:style-name="ce4">
            <text:p>1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MIX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16" table:style-name="ce3">
            <text:p>16,00</text:p>
          </table:table-cell>
          <table:table-cell office:value-type="string" table:style-name="ce2">
            <text:p>USD</text:p>
          </table:table-cell>
          <table:table-cell office:value-type="float" office:value="1100" table:style-name="ce3">
            <text:p>1.10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7" table:style-name="ce4">
            <text:p>17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8UZKOLPH</text:p>
          </table:table-cell>
          <table:table-cell office:value-type="string" table:style-name="ce2">
            <text:p>10108UZKOLPH</text:p>
          </table:table-cell>
          <table:table-cell office:value-type="string" table:style-name="ce2">
            <text:p>Adet</text:p>
          </table:table-cell>
          <table:table-cell office:value-type="float" office:value="63.9" table:style-name="ce3">
            <text:p>63,90</text:p>
          </table:table-cell>
          <table:table-cell table:style-name="ce2"/>
          <table:table-cell office:value-type="float" office:value="258.8" table:style-name="ce3">
            <text:p>258,8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8UZKOLPH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AUTBIL2016</text:p>
          </table:table-cell>
          <table:table-cell office:value-type="string" table:style-name="ce2">
            <text:p>1010AUTBIL2016</text:p>
          </table:table-cell>
          <table:table-cell office:value-type="string" table:style-name="ce2">
            <text:p>Adet</text:p>
          </table:table-cell>
          <table:table-cell office:value-type="float" office:value="42.962962959999999" table:style-name="ce3">
            <text:p>42,96</text:p>
          </table:table-cell>
          <table:table-cell table:style-name="ce2"/>
          <table:table-cell office:value-type="float" office:value="174" table:style-name="ce3">
            <text:p>174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0AUTBIL201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FLTSL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30" table:style-name="ce3">
            <text:p>30,00</text:p>
          </table:table-cell>
          <table:table-cell office:value-type="string" table:style-name="ce2">
            <text:p>USD</text:p>
          </table:table-cell>
          <table:table-cell office:value-type="float" office:value="1209" table:style-name="ce3">
            <text:p>1.209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5" table:style-name="ce4">
            <text:p>5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KOLDUGM10</text:p>
          </table:table-cell>
          <table:table-cell office:value-type="string" table:style-name="ce2">
            <text:p>KOL DÜĞMESİ</text:p>
          </table:table-cell>
          <table:table-cell office:value-type="string" table:style-name="ce2">
            <text:p>Adet</text:p>
          </table:table-cell>
          <table:table-cell office:value-type="float" office:value="25" table:style-name="ce3">
            <text:p>25,00</text:p>
          </table:table-cell>
          <table:table-cell office:value-type="string" table:style-name="ce2">
            <text:p>USD</text:p>
          </table:table-cell>
          <table:table-cell office:value-type="float" office:value="720" table:style-name="ce3">
            <text:p>7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MIXB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650" table:style-name="ce3">
            <text:p>6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5" table:style-name="ce4">
            <text:p>15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0MXX1</text:p>
          </table:table-cell>
          <table:table-cell office:value-type="string" table:style-name="ce2">
            <text:p>AKSEAUAR</text:p>
          </table:table-cell>
          <table:table-cell office:value-type="string" table:style-name="ce2">
            <text:p>Adet</text:p>
          </table:table-cell>
          <table:table-cell office:value-type="float" office:value="10" table:style-name="ce3">
            <text:p>10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22" table:style-name="ce4">
            <text:p>22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1420187</text:p>
          </table:table-cell>
          <table:table-cell office:value-type="string" table:style-name="ce2">
            <text:p>10111420187</text:p>
          </table:table-cell>
          <table:table-cell office:value-type="string" table:style-name="ce2">
            <text:p>Adet</text:p>
          </table:table-cell>
          <table:table-cell office:value-type="float" office:value="38" table:style-name="ce3">
            <text:p>38,00</text:p>
          </table:table-cell>
          <table:table-cell table:style-name="ce2"/>
          <table:table-cell office:value-type="float" office:value="153.9" table:style-name="ce3">
            <text:p>153,9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1142018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265178KRS40</text:p>
          </table:table-cell>
          <table:table-cell office:value-type="string" table:style-name="ce2">
            <text:p>1011265178KRS40</text:p>
          </table:table-cell>
          <table:table-cell office:value-type="string" table:style-name="ce2">
            <text:p>Adet</text:p>
          </table:table-cell>
          <table:table-cell office:value-type="float" office:value="261.08262108000002" table:style-name="ce3">
            <text:p>261,08</text:p>
          </table:table-cell>
          <table:table-cell table:style-name="ce2"/>
          <table:table-cell office:value-type="float" office:value="987.5" table:style-name="ce3">
            <text:p>98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265178KRS41</text:p>
          </table:table-cell>
          <table:table-cell office:value-type="string" table:style-name="ce2">
            <text:p>1011265178KRS41</text:p>
          </table:table-cell>
          <table:table-cell office:value-type="string" table:style-name="ce2">
            <text:p>Adet</text:p>
          </table:table-cell>
          <table:table-cell office:value-type="float" office:value="261.08262108000002" table:style-name="ce3">
            <text:p>261,08</text:p>
          </table:table-cell>
          <table:table-cell table:style-name="ce2"/>
          <table:table-cell office:value-type="float" office:value="987.5" table:style-name="ce3">
            <text:p>98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265178KRS41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26K49631141</text:p>
          </table:table-cell>
          <table:table-cell office:value-type="string" table:style-name="ce2">
            <text:p>101126K49631141</text:p>
          </table:table-cell>
          <table:table-cell office:value-type="string" table:style-name="ce2">
            <text:p>Adet</text:p>
          </table:table-cell>
          <table:table-cell office:value-type="float" office:value="261.08262108000002" table:style-name="ce3">
            <text:p>261,08</text:p>
          </table:table-cell>
          <table:table-cell table:style-name="ce2"/>
          <table:table-cell office:value-type="float" office:value="1185" table:style-name="ce3">
            <text:p>1.185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26K49631141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26K49631142</text:p>
          </table:table-cell>
          <table:table-cell office:value-type="string" table:style-name="ce2">
            <text:p>101126K49631142</text:p>
          </table:table-cell>
          <table:table-cell office:value-type="string" table:style-name="ce2">
            <text:p>Adet</text:p>
          </table:table-cell>
          <table:table-cell office:value-type="float" office:value="261.08262108000002" table:style-name="ce3">
            <text:p>261,08</text:p>
          </table:table-cell>
          <table:table-cell table:style-name="ce2"/>
          <table:table-cell office:value-type="float" office:value="1185" table:style-name="ce3">
            <text:p>1.185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26K49631142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26S40581344</text:p>
          </table:table-cell>
          <table:table-cell office:value-type="string" table:style-name="ce2">
            <text:p>101126S40581344</text:p>
          </table:table-cell>
          <table:table-cell office:value-type="string" table:style-name="ce2">
            <text:p>Adet</text:p>
          </table:table-cell>
          <table:table-cell office:value-type="float" office:value="348.14814815" table:style-name="ce3">
            <text:p>348,15</text:p>
          </table:table-cell>
          <table:table-cell table:style-name="ce2"/>
          <table:table-cell office:value-type="float" office:value="1410" table:style-name="ce3">
            <text:p>1.410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26S40581344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3030822</text:p>
          </table:table-cell>
          <table:table-cell office:value-type="string" table:style-name="ce2">
            <text:p>10113030822</text:p>
          </table:table-cell>
          <table:table-cell office:value-type="string" table:style-name="ce2">
            <text:p>Adet</text:p>
          </table:table-cell>
          <table:table-cell office:value-type="float" office:value="11" table:style-name="ce3">
            <text:p>11,00</text:p>
          </table:table-cell>
          <table:table-cell table:style-name="ce2"/>
          <table:table-cell office:value-type="float" office:value="44.55" table:style-name="ce3">
            <text:p>44,5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3030822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32018-17</text:p>
          </table:table-cell>
          <table:table-cell office:value-type="string" table:style-name="ce2">
            <text:p>101132018-17</text:p>
          </table:table-cell>
          <table:table-cell office:value-type="string" table:style-name="ce2">
            <text:p>Adet</text:p>
          </table:table-cell>
          <table:table-cell office:value-type="float" office:value="17.329999999999998" table:style-name="ce3">
            <text:p>17,33</text:p>
          </table:table-cell>
          <table:table-cell table:style-name="ce2"/>
          <table:table-cell office:value-type="float" office:value="70.19" table:style-name="ce3">
            <text:p>70,19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32018-17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32308N3</text:p>
          </table:table-cell>
          <table:table-cell office:value-type="string" table:style-name="ce2">
            <text:p>101132308N3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table:style-name="ce2"/>
          <table:table-cell office:value-type="float" office:value="72.900000000000006" table:style-name="ce3">
            <text:p>72,9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132308N3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32308N8</text:p>
          </table:table-cell>
          <table:table-cell office:value-type="string" table:style-name="ce2">
            <text:p>101132308N8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table:style-name="ce2"/>
          <table:table-cell office:value-type="float" office:value="72.900000000000006" table:style-name="ce3">
            <text:p>72,9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32308N8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3NO1</text:p>
          </table:table-cell>
          <table:table-cell office:value-type="string" table:style-name="ce2">
            <text:p>10113NO1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table:style-name="ce2"/>
          <table:table-cell office:value-type="float" office:value="60.75" table:style-name="ce3">
            <text:p>60,7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3NO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612-1</text:p>
          </table:table-cell>
          <table:table-cell office:value-type="string" table:style-name="ce2">
            <text:p>1011612-1</text:p>
          </table:table-cell>
          <table:table-cell office:value-type="string" table:style-name="ce2">
            <text:p>Adet</text:p>
          </table:table-cell>
          <table:table-cell office:value-type="float" office:value="23.666666670000001" table:style-name="ce3">
            <text:p>23,67</text:p>
          </table:table-cell>
          <table:table-cell table:style-name="ce2"/>
          <table:table-cell office:value-type="float" office:value="95.85" table:style-name="ce3">
            <text:p>95,8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612-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67S75021544</text:p>
          </table:table-cell>
          <table:table-cell office:value-type="string" table:style-name="ce2">
            <text:p>101167S75021544</text:p>
          </table:table-cell>
          <table:table-cell office:value-type="string" table:style-name="ce2">
            <text:p>Adet</text:p>
          </table:table-cell>
          <table:table-cell office:value-type="float" office:value="278" table:style-name="ce3">
            <text:p>278,00</text:p>
          </table:table-cell>
          <table:table-cell table:style-name="ce2"/>
          <table:table-cell office:value-type="float" office:value="1052.5" table:style-name="ce3">
            <text:p>1.052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67S75021544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67S75022141</text:p>
          </table:table-cell>
          <table:table-cell office:value-type="string" table:style-name="ce2">
            <text:p>101167S75022141</text:p>
          </table:table-cell>
          <table:table-cell office:value-type="string" table:style-name="ce2">
            <text:p>Adet</text:p>
          </table:table-cell>
          <table:table-cell office:value-type="float" office:value="258" table:style-name="ce3">
            <text:p>258,00</text:p>
          </table:table-cell>
          <table:table-cell table:style-name="ce2"/>
          <table:table-cell office:value-type="float" office:value="942.5" table:style-name="ce3">
            <text:p>942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167S75022141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16KARE2016</text:p>
          </table:table-cell>
          <table:table-cell office:value-type="string" table:style-name="ce2">
            <text:p>10116KARE2016</text:p>
          </table:table-cell>
          <table:table-cell office:value-type="string" table:style-name="ce2">
            <text:p>Adet</text:p>
          </table:table-cell>
          <table:table-cell office:value-type="float" office:value="25" table:style-name="ce3">
            <text:p>25,00</text:p>
          </table:table-cell>
          <table:table-cell table:style-name="ce2"/>
          <table:table-cell office:value-type="float" office:value="101.25" table:style-name="ce3">
            <text:p>101,25</text:p>
          </table:table-cell>
          <table:table-cell table:number-columns-repeated="2" table:style-name="ce2"/>
          <table:table-cell office:value-type="float" office:value="3" table:style-name="ce4">
            <text:p>3,000</text:p>
          </table:table-cell>
          <table:table-cell office:value-type="string" table:style-name="ce2">
            <text:p>10116KARE201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26201140</text:p>
          </table:table-cell>
          <table:table-cell office:value-type="string" table:style-name="ce2">
            <text:p>AYAKKABI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3500" table:style-name="ce3">
            <text:p>3.50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26201144</text:p>
          </table:table-cell>
          <table:table-cell office:value-type="string" table:style-name="ce2">
            <text:p>AYAKKABI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3500" table:style-name="ce3">
            <text:p>3.50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26211036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2150" table:style-name="ce3">
            <text:p>2.1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26211039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2150" table:style-name="ce3">
            <text:p>2.1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31301012</text:p>
          </table:table-cell>
          <table:table-cell office:value-type="string" table:style-name="ce2">
            <text:p>10131301012</text:p>
          </table:table-cell>
          <table:table-cell office:value-type="string" table:style-name="ce2">
            <text:p>Adet</text:p>
          </table:table-cell>
          <table:table-cell office:value-type="float" office:value="30" table:style-name="ce3">
            <text:p>30,00</text:p>
          </table:table-cell>
          <table:table-cell table:style-name="ce2"/>
          <table:table-cell office:value-type="float" office:value="121.5" table:style-name="ce3">
            <text:p>121,50</text:p>
          </table:table-cell>
          <table:table-cell table:style-name="ce2"/>
          <table:table-cell office:value-type="string" table:style-name="ce2">
            <text:p>FOSSIL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31301012</text:p>
          </table:table-cell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31301013</text:p>
          </table:table-cell>
          <table:table-cell office:value-type="string" table:style-name="ce2">
            <text:p>10131301013</text:p>
          </table:table-cell>
          <table:table-cell office:value-type="string" table:style-name="ce2">
            <text:p>Adet</text:p>
          </table:table-cell>
          <table:table-cell office:value-type="float" office:value="30" table:style-name="ce3">
            <text:p>30,00</text:p>
          </table:table-cell>
          <table:table-cell table:style-name="ce2"/>
          <table:table-cell office:value-type="float" office:value="121.5" table:style-name="ce3">
            <text:p>121,50</text:p>
          </table:table-cell>
          <table:table-cell table:style-name="ce2"/>
          <table:table-cell office:value-type="string" table:style-name="ce2">
            <text:p>FOSSIL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31301013</text:p>
          </table:table-cell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31301023</text:p>
          </table:table-cell>
          <table:table-cell office:value-type="string" table:style-name="ce2">
            <text:p>10131301023</text:p>
          </table:table-cell>
          <table:table-cell office:value-type="string" table:style-name="ce2">
            <text:p>Adet</text:p>
          </table:table-cell>
          <table:table-cell office:value-type="float" office:value="30" table:style-name="ce3">
            <text:p>30,00</text:p>
          </table:table-cell>
          <table:table-cell table:style-name="ce2"/>
          <table:table-cell office:value-type="float" office:value="121.5" table:style-name="ce3">
            <text:p>121,50</text:p>
          </table:table-cell>
          <table:table-cell table:style-name="ce2"/>
          <table:table-cell office:value-type="string" table:style-name="ce2">
            <text:p>FOSSIL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31301023</text:p>
          </table:table-cell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3WALLER4010</text:p>
          </table:table-cell>
          <table:table-cell office:value-type="string" table:style-name="ce2">
            <text:p>1013WALLER4010</text:p>
          </table:table-cell>
          <table:table-cell office:value-type="string" table:style-name="ce2">
            <text:p>Adet</text:p>
          </table:table-cell>
          <table:table-cell office:value-type="float" office:value="30" table:style-name="ce3">
            <text:p>30,00</text:p>
          </table:table-cell>
          <table:table-cell table:style-name="ce2"/>
          <table:table-cell office:value-type="float" office:value="121.5" table:style-name="ce3">
            <text:p>121,50</text:p>
          </table:table-cell>
          <table:table-cell table:style-name="ce2"/>
          <table:table-cell office:value-type="string" table:style-name="ce2">
            <text:p>WALLER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3WALLER4010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158-1</text:p>
          </table:table-cell>
          <table:table-cell office:value-type="string" table:style-name="ce2">
            <text:p>10140158-1</text:p>
          </table:table-cell>
          <table:table-cell office:value-type="string" table:style-name="ce2">
            <text:p>Adet</text:p>
          </table:table-cell>
          <table:table-cell office:value-type="float" office:value="28.148148150000001" table:style-name="ce3">
            <text:p>28,15</text:p>
          </table:table-cell>
          <table:table-cell table:style-name="ce2"/>
          <table:table-cell office:value-type="float" office:value="114" table:style-name="ce3">
            <text:p>114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158-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10</text:p>
          </table:table-cell>
          <table:table-cell office:value-type="string" table:style-name="ce2">
            <text:p>101402018-10</text:p>
          </table:table-cell>
          <table:table-cell office:value-type="string" table:style-name="ce2">
            <text:p>Adet</text:p>
          </table:table-cell>
          <table:table-cell office:value-type="float" office:value="40" table:style-name="ce3">
            <text:p>40,00</text:p>
          </table:table-cell>
          <table:table-cell table:style-name="ce2"/>
          <table:table-cell office:value-type="float" office:value="162" table:style-name="ce3">
            <text:p>162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10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21</text:p>
          </table:table-cell>
          <table:table-cell office:value-type="string" table:style-name="ce2">
            <text:p>101402018-21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table:style-name="ce2"/>
          <table:table-cell office:value-type="float" office:value="113.4" table:style-name="ce3">
            <text:p>113,4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2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23</text:p>
          </table:table-cell>
          <table:table-cell office:value-type="string" table:style-name="ce2">
            <text:p>101402018-23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table:style-name="ce2"/>
          <table:table-cell office:value-type="float" office:value="113.4" table:style-name="ce3">
            <text:p>113,4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23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24</text:p>
          </table:table-cell>
          <table:table-cell office:value-type="string" table:style-name="ce2">
            <text:p>101402018-24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table:style-name="ce2"/>
          <table:table-cell office:value-type="float" office:value="113.4" table:style-name="ce3">
            <text:p>113,4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24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29</text:p>
          </table:table-cell>
          <table:table-cell office:value-type="string" table:style-name="ce2">
            <text:p>101402018-29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table:style-name="ce2"/>
          <table:table-cell office:value-type="float" office:value="113.4" table:style-name="ce3">
            <text:p>113,4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29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30</text:p>
          </table:table-cell>
          <table:table-cell office:value-type="string" table:style-name="ce2">
            <text:p>101402018-30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table:style-name="ce2"/>
          <table:table-cell office:value-type="float" office:value="113.4" table:style-name="ce3">
            <text:p>113,4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30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02018-31</text:p>
          </table:table-cell>
          <table:table-cell office:value-type="string" table:style-name="ce2">
            <text:p>101402018-31</text:p>
          </table:table-cell>
          <table:table-cell office:value-type="string" table:style-name="ce2">
            <text:p>Adet</text:p>
          </table:table-cell>
          <table:table-cell office:value-type="float" office:value="28" table:style-name="ce3">
            <text:p>28,00</text:p>
          </table:table-cell>
          <table:table-cell table:style-name="ce2"/>
          <table:table-cell office:value-type="float" office:value="113.4" table:style-name="ce3">
            <text:p>113,4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02018-3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12018-16</text:p>
          </table:table-cell>
          <table:table-cell office:value-type="string" table:style-name="ce2">
            <text:p>101412018-16</text:p>
          </table:table-cell>
          <table:table-cell office:value-type="string" table:style-name="ce2">
            <text:p>Adet</text:p>
          </table:table-cell>
          <table:table-cell office:value-type="float" office:value="9" table:style-name="ce3">
            <text:p>9,00</text:p>
          </table:table-cell>
          <table:table-cell table:style-name="ce2"/>
          <table:table-cell office:value-type="float" office:value="36.450000000000003" table:style-name="ce3">
            <text:p>36,4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12018-1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12018-17</text:p>
          </table:table-cell>
          <table:table-cell office:value-type="string" table:style-name="ce2">
            <text:p>101412018-17</text:p>
          </table:table-cell>
          <table:table-cell office:value-type="string" table:style-name="ce2">
            <text:p>Adet</text:p>
          </table:table-cell>
          <table:table-cell office:value-type="float" office:value="5" table:style-name="ce3">
            <text:p>5,00</text:p>
          </table:table-cell>
          <table:table-cell table:style-name="ce2"/>
          <table:table-cell office:value-type="float" office:value="20.25" table:style-name="ce3">
            <text:p>20,2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12018-1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42110810</text:p>
          </table:table-cell>
          <table:table-cell office:value-type="string" table:style-name="ce2">
            <text:p>10142110810</text:p>
          </table:table-cell>
          <table:table-cell office:value-type="string" table:style-name="ce2">
            <text:p>Adet</text:p>
          </table:table-cell>
          <table:table-cell office:value-type="float" office:value="21" table:style-name="ce3">
            <text:p>21,00</text:p>
          </table:table-cell>
          <table:table-cell table:style-name="ce2"/>
          <table:table-cell office:value-type="float" office:value="85.05" table:style-name="ce3">
            <text:p>85,0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42110810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13</text:p>
          </table:table-cell>
          <table:table-cell office:value-type="string" table:style-name="ce2">
            <text:p>101512018-13</text:p>
          </table:table-cell>
          <table:table-cell office:value-type="string" table:style-name="ce2">
            <text:p>Adet</text:p>
          </table:table-cell>
          <table:table-cell office:value-type="float" office:value="100.74074074000001" table:style-name="ce3">
            <text:p>100,74</text:p>
          </table:table-cell>
          <table:table-cell table:style-name="ce2"/>
          <table:table-cell office:value-type="float" office:value="408" table:style-name="ce3">
            <text:p>408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13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19</text:p>
          </table:table-cell>
          <table:table-cell office:value-type="string" table:style-name="ce2">
            <text:p>101512018-19</text:p>
          </table:table-cell>
          <table:table-cell office:value-type="string" table:style-name="ce2">
            <text:p>Adet</text:p>
          </table:table-cell>
          <table:table-cell office:value-type="float" office:value="50.370370370000003" table:style-name="ce3">
            <text:p>50,37</text:p>
          </table:table-cell>
          <table:table-cell table:style-name="ce2"/>
          <table:table-cell office:value-type="float" office:value="204" table:style-name="ce3">
            <text:p>204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19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199</text:p>
          </table:table-cell>
          <table:table-cell office:value-type="string" table:style-name="ce2">
            <text:p>101512018-199</text:p>
          </table:table-cell>
          <table:table-cell office:value-type="string" table:style-name="ce2">
            <text:p>Adet</text:p>
          </table:table-cell>
          <table:table-cell office:value-type="float" office:value="46.21" table:style-name="ce3">
            <text:p>46,21</text:p>
          </table:table-cell>
          <table:table-cell table:style-name="ce2"/>
          <table:table-cell office:value-type="float" office:value="187.15" table:style-name="ce3">
            <text:p>187,1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199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216</text:p>
          </table:table-cell>
          <table:table-cell office:value-type="string" table:style-name="ce2">
            <text:p>101512018-216</text:p>
          </table:table-cell>
          <table:table-cell office:value-type="string" table:style-name="ce2">
            <text:p>Adet</text:p>
          </table:table-cell>
          <table:table-cell office:value-type="float" office:value="46.21" table:style-name="ce3">
            <text:p>46,21</text:p>
          </table:table-cell>
          <table:table-cell table:style-name="ce2"/>
          <table:table-cell office:value-type="float" office:value="187.15" table:style-name="ce3">
            <text:p>187,1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21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217</text:p>
          </table:table-cell>
          <table:table-cell office:value-type="string" table:style-name="ce2">
            <text:p>101512018-217</text:p>
          </table:table-cell>
          <table:table-cell office:value-type="string" table:style-name="ce2">
            <text:p>Adet</text:p>
          </table:table-cell>
          <table:table-cell office:value-type="float" office:value="46.21" table:style-name="ce3">
            <text:p>46,21</text:p>
          </table:table-cell>
          <table:table-cell table:style-name="ce2"/>
          <table:table-cell office:value-type="float" office:value="187.15" table:style-name="ce3">
            <text:p>187,1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21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32</text:p>
          </table:table-cell>
          <table:table-cell office:value-type="string" table:style-name="ce2">
            <text:p>101512018-32</text:p>
          </table:table-cell>
          <table:table-cell office:value-type="string" table:style-name="ce2">
            <text:p>Adet</text:p>
          </table:table-cell>
          <table:table-cell office:value-type="float" office:value="42.962962959999999" table:style-name="ce3">
            <text:p>42,96</text:p>
          </table:table-cell>
          <table:table-cell table:style-name="ce2"/>
          <table:table-cell office:value-type="float" office:value="174" table:style-name="ce3">
            <text:p>174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32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35</text:p>
          </table:table-cell>
          <table:table-cell office:value-type="string" table:style-name="ce2">
            <text:p>101512018-35</text:p>
          </table:table-cell>
          <table:table-cell office:value-type="string" table:style-name="ce2">
            <text:p>Adet</text:p>
          </table:table-cell>
          <table:table-cell office:value-type="float" office:value="21.481481479999999" table:style-name="ce3">
            <text:p>21,48</text:p>
          </table:table-cell>
          <table:table-cell table:style-name="ce2"/>
          <table:table-cell office:value-type="float" office:value="87" table:style-name="ce3">
            <text:p>87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35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38</text:p>
          </table:table-cell>
          <table:table-cell office:value-type="string" table:style-name="ce2">
            <text:p>101512018-38</text:p>
          </table:table-cell>
          <table:table-cell office:value-type="string" table:style-name="ce2">
            <text:p>Adet</text:p>
          </table:table-cell>
          <table:table-cell office:value-type="float" office:value="18.408000000000001" table:style-name="ce3">
            <text:p>18,41</text:p>
          </table:table-cell>
          <table:table-cell table:style-name="ce2"/>
          <table:table-cell office:value-type="float" office:value="74.55" table:style-name="ce3">
            <text:p>74,5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38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40</text:p>
          </table:table-cell>
          <table:table-cell office:value-type="string" table:style-name="ce2">
            <text:p>101512018-40</text:p>
          </table:table-cell>
          <table:table-cell office:value-type="string" table:style-name="ce2">
            <text:p>Adet</text:p>
          </table:table-cell>
          <table:table-cell office:value-type="float" office:value="39" table:style-name="ce3">
            <text:p>39,00</text:p>
          </table:table-cell>
          <table:table-cell table:style-name="ce2"/>
          <table:table-cell office:value-type="float" office:value="157.94999999999999" table:style-name="ce3">
            <text:p>157,95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40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64</text:p>
          </table:table-cell>
          <table:table-cell office:value-type="string" table:style-name="ce2">
            <text:p>101512018-64</text:p>
          </table:table-cell>
          <table:table-cell office:value-type="string" table:style-name="ce2">
            <text:p>Adet</text:p>
          </table:table-cell>
          <table:table-cell office:value-type="float" office:value="45.63" table:style-name="ce3">
            <text:p>45,63</text:p>
          </table:table-cell>
          <table:table-cell table:style-name="ce2"/>
          <table:table-cell office:value-type="float" office:value="184.8" table:style-name="ce3">
            <text:p>184,8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64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512018-71</text:p>
          </table:table-cell>
          <table:table-cell office:value-type="string" table:style-name="ce2">
            <text:p>101512018-71</text:p>
          </table:table-cell>
          <table:table-cell office:value-type="string" table:style-name="ce2">
            <text:p>Adet</text:p>
          </table:table-cell>
          <table:table-cell office:value-type="float" office:value="45.63" table:style-name="ce3">
            <text:p>45,63</text:p>
          </table:table-cell>
          <table:table-cell table:style-name="ce2"/>
          <table:table-cell office:value-type="float" office:value="184.8" table:style-name="ce3">
            <text:p>184,8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512018-7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1901142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3" table:style-name="ce3">
            <text:p>43,00</text:p>
          </table:table-cell>
          <table:table-cell office:value-type="string" table:style-name="ce2">
            <text:p>USD</text:p>
          </table:table-cell>
          <table:table-cell office:value-type="float" office:value="2900" table:style-name="ce3">
            <text:p>2.90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1901144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3" table:style-name="ce3">
            <text:p>43,00</text:p>
          </table:table-cell>
          <table:table-cell office:value-type="string" table:style-name="ce2">
            <text:p>USD</text:p>
          </table:table-cell>
          <table:table-cell office:value-type="float" office:value="2900" table:style-name="ce3">
            <text:p>2.90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5114038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1" table:style-name="ce3">
            <text:p>41,00</text:p>
          </table:table-cell>
          <table:table-cell office:value-type="string" table:style-name="ce2">
            <text:p>USD</text:p>
          </table:table-cell>
          <table:table-cell office:value-type="float" office:value="2850" table:style-name="ce3">
            <text:p>2.8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5114039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1" table:style-name="ce3">
            <text:p>41,00</text:p>
          </table:table-cell>
          <table:table-cell office:value-type="string" table:style-name="ce2">
            <text:p>USD</text:p>
          </table:table-cell>
          <table:table-cell office:value-type="float" office:value="2850" table:style-name="ce3">
            <text:p>2.8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5126038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1" table:style-name="ce3">
            <text:p>41,00</text:p>
          </table:table-cell>
          <table:table-cell office:value-type="string" table:style-name="ce2">
            <text:p>USD</text:p>
          </table:table-cell>
          <table:table-cell office:value-type="float" office:value="2850" table:style-name="ce3">
            <text:p>2.8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5126039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1" table:style-name="ce3">
            <text:p>41,00</text:p>
          </table:table-cell>
          <table:table-cell office:value-type="string" table:style-name="ce2">
            <text:p>USD</text:p>
          </table:table-cell>
          <table:table-cell office:value-type="float" office:value="2850" table:style-name="ce3">
            <text:p>2.8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5131040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1" table:style-name="ce3">
            <text:p>41,00</text:p>
          </table:table-cell>
          <table:table-cell office:value-type="string" table:style-name="ce2">
            <text:p>USD</text:p>
          </table:table-cell>
          <table:table-cell office:value-type="float" office:value="2850" table:style-name="ce3">
            <text:p>2.8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5140038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1" table:style-name="ce3">
            <text:p>41,00</text:p>
          </table:table-cell>
          <table:table-cell office:value-type="string" table:style-name="ce2">
            <text:p>USD</text:p>
          </table:table-cell>
          <table:table-cell office:value-type="float" office:value="2850" table:style-name="ce3">
            <text:p>2.85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677190043</text:p>
          </table:table-cell>
          <table:table-cell office:value-type="string" table:style-name="ce2">
            <text:p>MC AYAKKABI</text:p>
          </table:table-cell>
          <table:table-cell office:value-type="string" table:style-name="ce2">
            <text:p>Adet</text:p>
          </table:table-cell>
          <table:table-cell office:value-type="float" office:value="43" table:style-name="ce3">
            <text:p>43,00</text:p>
          </table:table-cell>
          <table:table-cell office:value-type="string" table:style-name="ce2">
            <text:p>USD</text:p>
          </table:table-cell>
          <table:table-cell office:value-type="float" office:value="2900" table:style-name="ce3">
            <text:p>2.900,00</text:p>
          </table:table-cell>
          <table:table-cell table:style-name="ce2"/>
          <table:table-cell office:value-type="string" table:style-name="ce2">
            <text:p>ALEX .MCQUEE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7424017</text:p>
          </table:table-cell>
          <table:table-cell office:value-type="string" table:style-name="ce2">
            <text:p>ŞAPKA</text:p>
          </table:table-cell>
          <table:table-cell office:value-type="string" table:style-name="ce2">
            <text:p>Adet</text:p>
          </table:table-cell>
          <table:table-cell office:value-type="float" office:value="45" table:style-name="ce3">
            <text:p>45,00</text:p>
          </table:table-cell>
          <table:table-cell office:value-type="string" table:style-name="ce2">
            <text:p>USD</text:p>
          </table:table-cell>
          <table:table-cell office:value-type="float" office:value="3250" table:style-name="ce3">
            <text:p>3.2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HA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LR27451640</text:p>
          </table:table-cell>
          <table:table-cell office:value-type="string" table:style-name="ce2">
            <text:p>10186LR27451640</text:p>
          </table:table-cell>
          <table:table-cell office:value-type="string" table:style-name="ce2">
            <text:p>Adet</text:p>
          </table:table-cell>
          <table:table-cell office:value-type="float" office:value="174" table:style-name="ce3">
            <text:p>174,00</text:p>
          </table:table-cell>
          <table:table-cell table:style-name="ce2"/>
          <table:table-cell office:value-type="float" office:value="704.7" table:style-name="ce3">
            <text:p>704,7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6LR27451640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4601037</text:p>
          </table:table-cell>
          <table:table-cell office:value-type="string" table:style-name="ce2">
            <text:p>10186R434601037</text:p>
          </table:table-cell>
          <table:table-cell office:value-type="string" table:style-name="ce2">
            <text:p>Adet</text:p>
          </table:table-cell>
          <table:table-cell office:value-type="float" office:value="298" table:style-name="ce3">
            <text:p>298,00</text:p>
          </table:table-cell>
          <table:table-cell table:style-name="ce2"/>
          <table:table-cell office:value-type="float" office:value="1206.9000000000001" table:style-name="ce3">
            <text:p>1.206,9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86R434601037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4601040</text:p>
          </table:table-cell>
          <table:table-cell office:value-type="string" table:style-name="ce2">
            <text:p>10186R434601040</text:p>
          </table:table-cell>
          <table:table-cell office:value-type="string" table:style-name="ce2">
            <text:p>Adet</text:p>
          </table:table-cell>
          <table:table-cell office:value-type="float" office:value="292.59259258999998" table:style-name="ce3">
            <text:p>292,59</text:p>
          </table:table-cell>
          <table:table-cell table:style-name="ce2"/>
          <table:table-cell office:value-type="float" office:value="1185" table:style-name="ce3">
            <text:p>1.185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6R434601040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4602637</text:p>
          </table:table-cell>
          <table:table-cell office:value-type="string" table:style-name="ce2">
            <text:p>10186R434602637</text:p>
          </table:table-cell>
          <table:table-cell office:value-type="string" table:style-name="ce2">
            <text:p>Adet</text:p>
          </table:table-cell>
          <table:table-cell office:value-type="float" office:value="298" table:style-name="ce3">
            <text:p>298,00</text:p>
          </table:table-cell>
          <table:table-cell table:style-name="ce2"/>
          <table:table-cell office:value-type="float" office:value="1206.9000000000001" table:style-name="ce3">
            <text:p>1.206,9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6R434602637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9501039</text:p>
          </table:table-cell>
          <table:table-cell office:value-type="string" table:style-name="ce2">
            <text:p>10186R439501039</text:p>
          </table:table-cell>
          <table:table-cell office:value-type="string" table:style-name="ce2">
            <text:p>Adet</text:p>
          </table:table-cell>
          <table:table-cell office:value-type="float" office:value="353" table:style-name="ce3">
            <text:p>353,00</text:p>
          </table:table-cell>
          <table:table-cell table:style-name="ce2"/>
          <table:table-cell office:value-type="float" office:value="1317.5" table:style-name="ce3">
            <text:p>1.31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86R439501039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9502636</text:p>
          </table:table-cell>
          <table:table-cell office:value-type="string" table:style-name="ce2">
            <text:p>10186R439502636</text:p>
          </table:table-cell>
          <table:table-cell office:value-type="string" table:style-name="ce2">
            <text:p>Adet</text:p>
          </table:table-cell>
          <table:table-cell office:value-type="float" office:value="353" table:style-name="ce3">
            <text:p>353,00</text:p>
          </table:table-cell>
          <table:table-cell table:style-name="ce2"/>
          <table:table-cell office:value-type="float" office:value="1317.5" table:style-name="ce3">
            <text:p>1.31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6R439502636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9502637</text:p>
          </table:table-cell>
          <table:table-cell office:value-type="string" table:style-name="ce2">
            <text:p>10186R439502637</text:p>
          </table:table-cell>
          <table:table-cell office:value-type="string" table:style-name="ce2">
            <text:p>Adet</text:p>
          </table:table-cell>
          <table:table-cell office:value-type="float" office:value="353" table:style-name="ce3">
            <text:p>353,00</text:p>
          </table:table-cell>
          <table:table-cell table:style-name="ce2"/>
          <table:table-cell office:value-type="float" office:value="1317.5" table:style-name="ce3">
            <text:p>1.31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6R439502637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6R439502639</text:p>
          </table:table-cell>
          <table:table-cell office:value-type="string" table:style-name="ce2">
            <text:p>10186R439502639</text:p>
          </table:table-cell>
          <table:table-cell office:value-type="string" table:style-name="ce2">
            <text:p>Adet</text:p>
          </table:table-cell>
          <table:table-cell office:value-type="float" office:value="353" table:style-name="ce3">
            <text:p>353,00</text:p>
          </table:table-cell>
          <table:table-cell table:style-name="ce2"/>
          <table:table-cell office:value-type="float" office:value="1317.5" table:style-name="ce3">
            <text:p>1.317,5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86R439502639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8-36</text:p>
          </table:table-cell>
          <table:table-cell office:value-type="string" table:style-name="ce2">
            <text:p>101892018-36</text:p>
          </table:table-cell>
          <table:table-cell office:value-type="string" table:style-name="ce2">
            <text:p>Adet</text:p>
          </table:table-cell>
          <table:table-cell office:value-type="float" office:value="32.592592590000002" table:style-name="ce3">
            <text:p>32,59</text:p>
          </table:table-cell>
          <table:table-cell table:style-name="ce2"/>
          <table:table-cell office:value-type="float" office:value="132" table:style-name="ce3">
            <text:p>132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8-3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8-56</text:p>
          </table:table-cell>
          <table:table-cell office:value-type="string" table:style-name="ce2">
            <text:p>101892018-56</text:p>
          </table:table-cell>
          <table:table-cell office:value-type="string" table:style-name="ce2">
            <text:p>Adet</text:p>
          </table:table-cell>
          <table:table-cell office:value-type="float" office:value="94.814814810000001" table:style-name="ce3">
            <text:p>94,81</text:p>
          </table:table-cell>
          <table:table-cell table:style-name="ce2"/>
          <table:table-cell office:value-type="float" office:value="384" table:style-name="ce3">
            <text:p>384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8-5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8-61</text:p>
          </table:table-cell>
          <table:table-cell office:value-type="string" table:style-name="ce2">
            <text:p>101892018-61</text:p>
          </table:table-cell>
          <table:table-cell office:value-type="string" table:style-name="ce2">
            <text:p>Adet</text:p>
          </table:table-cell>
          <table:table-cell office:value-type="float" office:value="36.296296300000002" table:style-name="ce3">
            <text:p>36,30</text:p>
          </table:table-cell>
          <table:table-cell table:style-name="ce2"/>
          <table:table-cell office:value-type="float" office:value="147" table:style-name="ce3">
            <text:p>147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8-6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9-148</text:p>
          </table:table-cell>
          <table:table-cell office:value-type="string" table:style-name="ce2">
            <text:p>101892019-148</text:p>
          </table:table-cell>
          <table:table-cell office:value-type="string" table:style-name="ce2">
            <text:p>Adet</text:p>
          </table:table-cell>
          <table:table-cell office:value-type="float" office:value="48.148148149999997" table:style-name="ce3">
            <text:p>48,15</text:p>
          </table:table-cell>
          <table:table-cell table:style-name="ce2"/>
          <table:table-cell office:value-type="float" office:value="260" table:style-name="ce3">
            <text:p>26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9-148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9-161</text:p>
          </table:table-cell>
          <table:table-cell office:value-type="string" table:style-name="ce2">
            <text:p>101892019-161</text:p>
          </table:table-cell>
          <table:table-cell office:value-type="string" table:style-name="ce2">
            <text:p>Adet</text:p>
          </table:table-cell>
          <table:table-cell office:value-type="float" office:value="48.148148149999997" table:style-name="ce3">
            <text:p>48,15</text:p>
          </table:table-cell>
          <table:table-cell table:style-name="ce2"/>
          <table:table-cell office:value-type="float" office:value="260" table:style-name="ce3">
            <text:p>26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9-16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9-184</text:p>
          </table:table-cell>
          <table:table-cell office:value-type="string" table:style-name="ce2">
            <text:p>101892019-184</text:p>
          </table:table-cell>
          <table:table-cell office:value-type="string" table:style-name="ce2">
            <text:p>Adet</text:p>
          </table:table-cell>
          <table:table-cell office:value-type="float" office:value="48.148148149999997" table:style-name="ce3">
            <text:p>48,15</text:p>
          </table:table-cell>
          <table:table-cell table:style-name="ce2"/>
          <table:table-cell office:value-type="float" office:value="260" table:style-name="ce3">
            <text:p>26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9-184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9-206</text:p>
          </table:table-cell>
          <table:table-cell office:value-type="string" table:style-name="ce2">
            <text:p>101892019-206</text:p>
          </table:table-cell>
          <table:table-cell office:value-type="string" table:style-name="ce2">
            <text:p>Adet</text:p>
          </table:table-cell>
          <table:table-cell office:value-type="float" office:value="108.14814815" table:style-name="ce3">
            <text:p>108,15</text:p>
          </table:table-cell>
          <table:table-cell table:style-name="ce2"/>
          <table:table-cell office:value-type="float" office:value="584" table:style-name="ce3">
            <text:p>584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9-20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2019-211</text:p>
          </table:table-cell>
          <table:table-cell office:value-type="string" table:style-name="ce2">
            <text:p>101892019-211</text:p>
          </table:table-cell>
          <table:table-cell office:value-type="string" table:style-name="ce2">
            <text:p>Adet</text:p>
          </table:table-cell>
          <table:table-cell office:value-type="float" office:value="60" table:style-name="ce3">
            <text:p>60,00</text:p>
          </table:table-cell>
          <table:table-cell table:style-name="ce2"/>
          <table:table-cell office:value-type="float" office:value="324" table:style-name="ce3">
            <text:p>324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892019-211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BROS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650" table:style-name="ce3">
            <text:p>6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13" table:style-name="ce4">
            <text:p>1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KPE</text:p>
          </table:table-cell>
          <table:table-cell office:value-type="string" table:style-name="ce2">
            <text:p>AKSESUAR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650" table:style-name="ce3">
            <text:p>65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SLVR</text:p>
          </table:table-cell>
          <table:table-cell office:value-type="string" table:style-name="ce2">
            <text:p>SİLVER</text:p>
          </table:table-cell>
          <table:table-cell office:value-type="string" table:style-name="ce2">
            <text:p>Adet</text:p>
          </table:table-cell>
          <table:table-cell office:value-type="float" office:value="13" table:style-name="ce3">
            <text:p>13,00</text:p>
          </table:table-cell>
          <table:table-cell office:value-type="string" table:style-name="ce2">
            <text:p>USD</text:p>
          </table:table-cell>
          <table:table-cell office:value-type="float" office:value="900" table:style-name="ce3">
            <text:p>9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89SLVR2</text:p>
          </table:table-cell>
          <table:table-cell office:value-type="string" table:style-name="ce2">
            <text:p>SİLVER</text:p>
          </table:table-cell>
          <table:table-cell office:value-type="string" table:style-name="ce2">
            <text:p>Adet</text:p>
          </table:table-cell>
          <table:table-cell office:value-type="float" office:value="16" table:style-name="ce3">
            <text:p>16,00</text:p>
          </table:table-cell>
          <table:table-cell office:value-type="string" table:style-name="ce2">
            <text:p>USD</text:p>
          </table:table-cell>
          <table:table-cell office:value-type="float" office:value="1120" table:style-name="ce3">
            <text:p>1.1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02018-122</text:p>
          </table:table-cell>
          <table:table-cell office:value-type="string" table:style-name="ce2">
            <text:p>101902018-122</text:p>
          </table:table-cell>
          <table:table-cell office:value-type="string" table:style-name="ce2">
            <text:p>Adet</text:p>
          </table:table-cell>
          <table:table-cell office:value-type="float" office:value="64" table:style-name="ce3">
            <text:p>64,00</text:p>
          </table:table-cell>
          <table:table-cell table:style-name="ce2"/>
          <table:table-cell office:value-type="float" office:value="259.2" table:style-name="ce3">
            <text:p>259,2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902018-122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02018-133</text:p>
          </table:table-cell>
          <table:table-cell office:value-type="string" table:style-name="ce2">
            <text:p>101902018-133</text:p>
          </table:table-cell>
          <table:table-cell office:value-type="string" table:style-name="ce2">
            <text:p>Adet</text:p>
          </table:table-cell>
          <table:table-cell office:value-type="float" office:value="44" table:style-name="ce3">
            <text:p>44,00</text:p>
          </table:table-cell>
          <table:table-cell table:style-name="ce2"/>
          <table:table-cell office:value-type="float" office:value="178.2" table:style-name="ce3">
            <text:p>178,2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902018-133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02018-137</text:p>
          </table:table-cell>
          <table:table-cell office:value-type="string" table:style-name="ce2">
            <text:p>101902018-137</text:p>
          </table:table-cell>
          <table:table-cell office:value-type="string" table:style-name="ce2">
            <text:p>Adet</text:p>
          </table:table-cell>
          <table:table-cell office:value-type="float" office:value="44" table:style-name="ce3">
            <text:p>44,00</text:p>
          </table:table-cell>
          <table:table-cell table:style-name="ce2"/>
          <table:table-cell office:value-type="float" office:value="178.2" table:style-name="ce3">
            <text:p>178,2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902018-13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12018-130</text:p>
          </table:table-cell>
          <table:table-cell office:value-type="string" table:style-name="ce2">
            <text:p>101912018-130</text:p>
          </table:table-cell>
          <table:table-cell office:value-type="string" table:style-name="ce2">
            <text:p>Adet</text:p>
          </table:table-cell>
          <table:table-cell office:value-type="float" office:value="80" table:style-name="ce3">
            <text:p>80,00</text:p>
          </table:table-cell>
          <table:table-cell table:style-name="ce2"/>
          <table:table-cell office:value-type="float" office:value="324" table:style-name="ce3">
            <text:p>324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912018-130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12018-134</text:p>
          </table:table-cell>
          <table:table-cell office:value-type="string" table:style-name="ce2">
            <text:p>101912018-134</text:p>
          </table:table-cell>
          <table:table-cell office:value-type="string" table:style-name="ce2">
            <text:p>Adet</text:p>
          </table:table-cell>
          <table:table-cell office:value-type="float" office:value="80" table:style-name="ce3">
            <text:p>80,00</text:p>
          </table:table-cell>
          <table:table-cell table:style-name="ce2"/>
          <table:table-cell office:value-type="float" office:value="324" table:style-name="ce3">
            <text:p>324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912018-134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12018-52</text:p>
          </table:table-cell>
          <table:table-cell office:value-type="string" table:style-name="ce2">
            <text:p>101912018-52</text:p>
          </table:table-cell>
          <table:table-cell office:value-type="string" table:style-name="ce2">
            <text:p>Adet</text:p>
          </table:table-cell>
          <table:table-cell office:value-type="float" office:value="80" table:style-name="ce3">
            <text:p>80,00</text:p>
          </table:table-cell>
          <table:table-cell table:style-name="ce2"/>
          <table:table-cell office:value-type="float" office:value="324" table:style-name="ce3">
            <text:p>324,00</text:p>
          </table:table-cell>
          <table:table-cell table:style-name="ce2"/>
          <table:table-cell office:value-type="string" table:style-name="ce2">
            <text:p>GENTLE MONSTER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912018-52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12018-71</text:p>
          </table:table-cell>
          <table:table-cell office:value-type="string" table:style-name="ce2">
            <text:p>101912018-71</text:p>
          </table:table-cell>
          <table:table-cell office:value-type="string" table:style-name="ce2">
            <text:p>Adet</text:p>
          </table:table-cell>
          <table:table-cell office:value-type="float" office:value="80" table:style-name="ce3">
            <text:p>80,00</text:p>
          </table:table-cell>
          <table:table-cell table:style-name="ce2"/>
          <table:table-cell office:value-type="float" office:value="324" table:style-name="ce3">
            <text:p>324,00</text:p>
          </table:table-cell>
          <table:table-cell table:style-name="ce2"/>
          <table:table-cell office:value-type="string" table:style-name="ce2">
            <text:p>GENTLE MONSTER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1912018-71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180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30" table:style-name="ce3">
            <text:p>230,00</text:p>
          </table:table-cell>
          <table:table-cell office:value-type="string" table:style-name="ce2">
            <text:p>USD</text:p>
          </table:table-cell>
          <table:table-cell office:value-type="float" office:value="9000" table:style-name="ce3">
            <text:p>9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18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30" table:style-name="ce3">
            <text:p>230,00</text:p>
          </table:table-cell>
          <table:table-cell office:value-type="string" table:style-name="ce2">
            <text:p>USD</text:p>
          </table:table-cell>
          <table:table-cell office:value-type="float" office:value="9000" table:style-name="ce3">
            <text:p>9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18006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30" table:style-name="ce3">
            <text:p>230,00</text:p>
          </table:table-cell>
          <table:table-cell office:value-type="string" table:style-name="ce2">
            <text:p>USD</text:p>
          </table:table-cell>
          <table:table-cell office:value-type="float" office:value="9000" table:style-name="ce3">
            <text:p>9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41115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80" table:style-name="ce3">
            <text:p>280,00</text:p>
          </table:table-cell>
          <table:table-cell office:value-type="string" table:style-name="ce2">
            <text:p>USD</text:p>
          </table:table-cell>
          <table:table-cell office:value-type="float" office:value="10500" table:style-name="ce3">
            <text:p>10.5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41115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80" table:style-name="ce3">
            <text:p>280,00</text:p>
          </table:table-cell>
          <table:table-cell office:value-type="string" table:style-name="ce2">
            <text:p>USD</text:p>
          </table:table-cell>
          <table:table-cell office:value-type="float" office:value="10500" table:style-name="ce3">
            <text:p>10.5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4111506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80" table:style-name="ce3">
            <text:p>280,00</text:p>
          </table:table-cell>
          <table:table-cell office:value-type="string" table:style-name="ce2">
            <text:p>USD</text:p>
          </table:table-cell>
          <table:table-cell office:value-type="float" office:value="10500" table:style-name="ce3">
            <text:p>10.5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44310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20" table:style-name="ce3">
            <text:p>220,00</text:p>
          </table:table-cell>
          <table:table-cell office:value-type="string" table:style-name="ce2">
            <text:p>USD</text:p>
          </table:table-cell>
          <table:table-cell office:value-type="float" office:value="8500" table:style-name="ce3">
            <text:p>8.5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4431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20" table:style-name="ce3">
            <text:p>220,00</text:p>
          </table:table-cell>
          <table:table-cell office:value-type="string" table:style-name="ce2">
            <text:p>USD</text:p>
          </table:table-cell>
          <table:table-cell office:value-type="float" office:value="8500" table:style-name="ce3">
            <text:p>8.5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560901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50" table:style-name="ce3">
            <text:p>250,00</text:p>
          </table:table-cell>
          <table:table-cell office:value-type="string" table:style-name="ce2">
            <text:p>USD</text:p>
          </table:table-cell>
          <table:table-cell office:value-type="float" office:value="20000" table:style-name="ce3">
            <text:p>20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5609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50" table:style-name="ce3">
            <text:p>250,00</text:p>
          </table:table-cell>
          <table:table-cell office:value-type="string" table:style-name="ce2">
            <text:p>USD</text:p>
          </table:table-cell>
          <table:table-cell office:value-type="float" office:value="20000" table:style-name="ce3">
            <text:p>20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5609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50" table:style-name="ce3">
            <text:p>250,00</text:p>
          </table:table-cell>
          <table:table-cell office:value-type="string" table:style-name="ce2">
            <text:p>USD</text:p>
          </table:table-cell>
          <table:table-cell office:value-type="float" office:value="20000" table:style-name="ce3">
            <text:p>20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55609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50" table:style-name="ce3">
            <text:p>250,00</text:p>
          </table:table-cell>
          <table:table-cell office:value-type="string" table:style-name="ce2">
            <text:p>USD</text:p>
          </table:table-cell>
          <table:table-cell office:value-type="float" office:value="20000" table:style-name="ce3">
            <text:p>20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732601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60" table:style-name="ce3">
            <text:p>260,00</text:p>
          </table:table-cell>
          <table:table-cell office:value-type="string" table:style-name="ce2">
            <text:p>USD</text:p>
          </table:table-cell>
          <table:table-cell office:value-type="float" office:value="9900" table:style-name="ce3">
            <text:p>9.9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7326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60" table:style-name="ce3">
            <text:p>260,00</text:p>
          </table:table-cell>
          <table:table-cell office:value-type="string" table:style-name="ce2">
            <text:p>USD</text:p>
          </table:table-cell>
          <table:table-cell office:value-type="float" office:value="9900" table:style-name="ce3">
            <text:p>9.9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7326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60" table:style-name="ce3">
            <text:p>260,00</text:p>
          </table:table-cell>
          <table:table-cell office:value-type="string" table:style-name="ce2">
            <text:p>USD</text:p>
          </table:table-cell>
          <table:table-cell office:value-type="float" office:value="9900" table:style-name="ce3">
            <text:p>9.9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7402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450" table:style-name="ce3">
            <text:p>450,00</text:p>
          </table:table-cell>
          <table:table-cell office:value-type="string" table:style-name="ce2">
            <text:p>USD</text:p>
          </table:table-cell>
          <table:table-cell office:value-type="float" office:value="18000" table:style-name="ce3">
            <text:p>18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74331001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60" table:style-name="ce3">
            <text:p>260,00</text:p>
          </table:table-cell>
          <table:table-cell office:value-type="string" table:style-name="ce2">
            <text:p>USD</text:p>
          </table:table-cell>
          <table:table-cell office:value-type="float" office:value="18000" table:style-name="ce3">
            <text:p>18.000,00</text:p>
          </table:table-cell>
          <table:table-cell table:style-name="ce2"/>
          <table:table-cell office:value-type="string" table:style-name="ce2">
            <text:p>PRADA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9743310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260" table:style-name="ce3">
            <text:p>260,00</text:p>
          </table:table-cell>
          <table:table-cell office:value-type="string" table:style-name="ce2">
            <text:p>USD</text:p>
          </table:table-cell>
          <table:table-cell office:value-type="float" office:value="18000" table:style-name="ce3">
            <text:p>18.000,00</text:p>
          </table:table-cell>
          <table:table-cell table:style-name="ce2"/>
          <table:table-cell office:value-type="string" table:style-name="ce2">
            <text:p>PRADA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CC752851040</text:p>
          </table:table-cell>
          <table:table-cell office:value-type="string" table:style-name="ce2">
            <text:p>101CC752851040</text:p>
          </table:table-cell>
          <table:table-cell office:value-type="string" table:style-name="ce2">
            <text:p>Adet</text:p>
          </table:table-cell>
          <table:table-cell office:value-type="float" office:value="504" table:style-name="ce3">
            <text:p>504,00</text:p>
          </table:table-cell>
          <table:table-cell table:style-name="ce2"/>
          <table:table-cell office:value-type="float" office:value="1411" table:style-name="ce3">
            <text:p>1.411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CC752851040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CC752851041</text:p>
          </table:table-cell>
          <table:table-cell office:value-type="string" table:style-name="ce2">
            <text:p>101CC752851041</text:p>
          </table:table-cell>
          <table:table-cell office:value-type="string" table:style-name="ce2">
            <text:p>Adet</text:p>
          </table:table-cell>
          <table:table-cell office:value-type="float" office:value="504" table:style-name="ce3">
            <text:p>504,00</text:p>
          </table:table-cell>
          <table:table-cell table:style-name="ce2"/>
          <table:table-cell office:value-type="float" office:value="1411" table:style-name="ce3">
            <text:p>1.411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CC752851041</text:p>
          </table:table-cell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CC837332439</text:p>
          </table:table-cell>
          <table:table-cell office:value-type="string" table:style-name="ce2">
            <text:p>101CC837332439</text:p>
          </table:table-cell>
          <table:table-cell office:value-type="string" table:style-name="ce2">
            <text:p>Adet</text:p>
          </table:table-cell>
          <table:table-cell office:value-type="float" office:value="588" table:style-name="ce3">
            <text:p>588,00</text:p>
          </table:table-cell>
          <table:table-cell table:style-name="ce2"/>
          <table:table-cell office:value-type="float" office:value="1646" table:style-name="ce3">
            <text:p>1.646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1CC837332439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1CC852111141</text:p>
          </table:table-cell>
          <table:table-cell office:value-type="string" table:style-name="ce2">
            <text:p>101CC852111141</text:p>
          </table:table-cell>
          <table:table-cell office:value-type="string" table:style-name="ce2">
            <text:p>Adet</text:p>
          </table:table-cell>
          <table:table-cell office:value-type="float" office:value="504" table:style-name="ce3">
            <text:p>504,00</text:p>
          </table:table-cell>
          <table:table-cell table:style-name="ce2"/>
          <table:table-cell office:value-type="float" office:value="1411" table:style-name="ce3">
            <text:p>1.411,00</text:p>
          </table:table-cell>
          <table:table-cell table:style-name="ce2"/>
          <table:table-cell office:value-type="string" table:style-name="ce2">
            <text:p>CHR.LOUBOUT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MAN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002018-4</text:p>
          </table:table-cell>
          <table:table-cell office:value-type="string" table:style-name="ce2">
            <text:p>102002018-4</text:p>
          </table:table-cell>
          <table:table-cell office:value-type="string" table:style-name="ce2">
            <text:p>Adet</text:p>
          </table:table-cell>
          <table:table-cell office:value-type="float" office:value="34" table:style-name="ce3">
            <text:p>34,00</text:p>
          </table:table-cell>
          <table:table-cell table:style-name="ce2"/>
          <table:table-cell office:value-type="float" office:value="137.69999999999999" table:style-name="ce3">
            <text:p>137,7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2002018-4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0723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3730" table:style-name="ce3">
            <text:p>3.730,00</text:p>
          </table:table-cell>
          <table:table-cell table:style-name="ce2"/>
          <table:table-cell office:value-type="string" table:style-name="ce2">
            <text:p>TOM FO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07695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3730" table:style-name="ce3">
            <text:p>3.730,00</text:p>
          </table:table-cell>
          <table:table-cell table:style-name="ce2"/>
          <table:table-cell office:value-type="string" table:style-name="ce2">
            <text:p>HUBLOT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07696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3730" table:style-name="ce3">
            <text:p>3.730,00</text:p>
          </table:table-cell>
          <table:table-cell table:style-name="ce2"/>
          <table:table-cell office:value-type="string" table:style-name="ce2">
            <text:p>HUBLOT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07GG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VALENTINO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07MNSAL</text:p>
          </table:table-cell>
          <table:table-cell office:value-type="string" table:style-name="ce2">
            <text:p><text:s/>ŞAPKA</text:p>
          </table:table-cell>
          <table:table-cell office:value-type="string" table:style-name="ce2">
            <text:p>Adet</text:p>
          </table:table-cell>
          <table:table-cell office:value-type="float" office:value="8" table:style-name="ce3">
            <text:p>8,00</text:p>
          </table:table-cell>
          <table:table-cell office:value-type="string" table:style-name="ce2">
            <text:p>USD</text:p>
          </table:table-cell>
          <table:table-cell office:value-type="float" office:value="450" table:style-name="ce3">
            <text:p>4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26" table:style-name="ce4">
            <text:p>26,000</text:p>
          </table:table-cell>
          <table:table-cell table:style-name="ce2"/>
          <table:table-cell office:value-type="string" table:style-name="ce2">
            <text:p>HA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112019-46</text:p>
          </table:table-cell>
          <table:table-cell office:value-type="string" table:style-name="ce2">
            <text:p>102112019-46</text:p>
          </table:table-cell>
          <table:table-cell office:value-type="string" table:style-name="ce2">
            <text:p>Adet</text:p>
          </table:table-cell>
          <table:table-cell office:value-type="float" office:value="97.777777779999994" table:style-name="ce3">
            <text:p>97,78</text:p>
          </table:table-cell>
          <table:table-cell table:style-name="ce2"/>
          <table:table-cell office:value-type="float" office:value="396" table:style-name="ce3">
            <text:p>396,00</text:p>
          </table:table-cell>
          <table:table-cell table:style-name="ce2"/>
          <table:table-cell office:value-type="string" table:style-name="ce2">
            <text:p>MARS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2112019-46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112019-89</text:p>
          </table:table-cell>
          <table:table-cell office:value-type="string" table:style-name="ce2">
            <text:p>102112019-89</text:p>
          </table:table-cell>
          <table:table-cell office:value-type="string" table:style-name="ce2">
            <text:p>Adet</text:p>
          </table:table-cell>
          <table:table-cell office:value-type="float" office:value="88" table:style-name="ce3">
            <text:p>88,00</text:p>
          </table:table-cell>
          <table:table-cell table:style-name="ce2"/>
          <table:table-cell office:value-type="float" office:value="396" table:style-name="ce3">
            <text:p>396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4" table:style-name="ce4">
            <text:p>4,000</text:p>
          </table:table-cell>
          <table:table-cell office:value-type="string" table:style-name="ce2">
            <text:p>102112019-89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38BANDANA</text:p>
          </table:table-cell>
          <table:table-cell office:value-type="string" table:style-name="ce2">
            <text:p>10238BANDANA</text:p>
          </table:table-cell>
          <table:table-cell office:value-type="string" table:style-name="ce2">
            <text:p>Adet</text:p>
          </table:table-cell>
          <table:table-cell office:value-type="float" office:value="30.37037037" table:style-name="ce3">
            <text:p>30,37</text:p>
          </table:table-cell>
          <table:table-cell table:style-name="ce2"/>
          <table:table-cell office:value-type="float" office:value="143.5" table:style-name="ce3">
            <text:p>143,5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46" table:style-name="ce4">
            <text:p>46,000</text:p>
          </table:table-cell>
          <table:table-cell office:value-type="string" table:style-name="ce2">
            <text:p>10238BANDANA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20053013</text:p>
          </table:table-cell>
          <table:table-cell office:value-type="string" table:style-name="ce2">
            <text:p>102820053013</text:p>
          </table:table-cell>
          <table:table-cell office:value-type="string" table:style-name="ce2">
            <text:p>Adet</text:p>
          </table:table-cell>
          <table:table-cell office:value-type="float" office:value="106.66666667" table:style-name="ce3">
            <text:p>106,67</text:p>
          </table:table-cell>
          <table:table-cell table:style-name="ce2"/>
          <table:table-cell office:value-type="float" office:value="432" table:style-name="ce3">
            <text:p>432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2820053013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9-6557</text:p>
          </table:table-cell>
          <table:table-cell office:value-type="string" table:style-name="ce2">
            <text:p>LOUIS VUITTON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BYKGY017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70" table:style-name="ce3">
            <text:p>70,00</text:p>
          </table:table-cell>
          <table:table-cell office:value-type="string" table:style-name="ce2">
            <text:p>USD</text:p>
          </table:table-cell>
          <table:table-cell office:value-type="float" office:value="4900" table:style-name="ce3">
            <text:p>4.9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BYKGY024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70" table:style-name="ce3">
            <text:p>70,00</text:p>
          </table:table-cell>
          <table:table-cell office:value-type="string" table:style-name="ce2">
            <text:p>USD</text:p>
          </table:table-cell>
          <table:table-cell office:value-type="float" office:value="4900" table:style-name="ce3">
            <text:p>4.9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CZD2</text:p>
          </table:table-cell>
          <table:table-cell office:value-type="string" table:style-name="ce2">
            <text:p>CÜZDAN</text:p>
          </table:table-cell>
          <table:table-cell office:value-type="string" table:style-name="ce2">
            <text:p>Adet</text:p>
          </table:table-cell>
          <table:table-cell office:value-type="float" office:value="17" table:style-name="ce3">
            <text:p>17,00</text:p>
          </table:table-cell>
          <table:table-cell office:value-type="string" table:style-name="ce2">
            <text:p>USD</text:p>
          </table:table-cell>
          <table:table-cell office:value-type="float" office:value="950" table:style-name="ce3">
            <text:p>950,00</text:p>
          </table:table-cell>
          <table:table-cell table:style-name="ce2"/>
          <table:table-cell office:value-type="string" table:style-name="ce2">
            <text:p>MONT BLAN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WALLE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EVRK020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170" table:style-name="ce3">
            <text:p>170,00</text:p>
          </table:table-cell>
          <table:table-cell office:value-type="string" table:style-name="ce2">
            <text:p>USD</text:p>
          </table:table-cell>
          <table:table-cell office:value-type="float" office:value="11500" table:style-name="ce3">
            <text:p>11.5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FRTMAN12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90" table:style-name="ce3">
            <text:p>90,00</text:p>
          </table:table-cell>
          <table:table-cell office:value-type="string" table:style-name="ce2">
            <text:p>USD</text:p>
          </table:table-cell>
          <table:table-cell office:value-type="float" office:value="6000" table:style-name="ce3">
            <text:p>6.0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FRTMAN20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90" table:style-name="ce3">
            <text:p>90,00</text:p>
          </table:table-cell>
          <table:table-cell office:value-type="string" table:style-name="ce2">
            <text:p>USD</text:p>
          </table:table-cell>
          <table:table-cell office:value-type="float" office:value="6000" table:style-name="ce3">
            <text:p>6.0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FRTMAN21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90" table:style-name="ce3">
            <text:p>90,00</text:p>
          </table:table-cell>
          <table:table-cell office:value-type="string" table:style-name="ce2">
            <text:p>USD</text:p>
          </table:table-cell>
          <table:table-cell office:value-type="float" office:value="6000" table:style-name="ce3">
            <text:p>6.0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HB14032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office:value-type="string" table:style-name="ce2">
            <text:p>USD</text:p>
          </table:table-cell>
          <table:table-cell office:value-type="float" office:value="7000" table:style-name="ce3">
            <text:p>7.0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PSTC014</text:p>
          </table:table-cell>
          <table:table-cell office:value-type="string" table:style-name="ce2">
            <text:p>GOYARD</text:p>
          </table:table-cell>
          <table:table-cell office:value-type="string" table:style-name="ce2">
            <text:p>Adet</text:p>
          </table:table-cell>
          <table:table-cell office:value-type="float" office:value="150" table:style-name="ce3">
            <text:p>150,00</text:p>
          </table:table-cell>
          <table:table-cell office:value-type="string" table:style-name="ce2">
            <text:p>USD</text:p>
          </table:table-cell>
          <table:table-cell office:value-type="float" office:value="10500" table:style-name="ce3">
            <text:p>10.500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28SPEEDY016</text:p>
          </table:table-cell>
          <table:table-cell office:value-type="string" table:style-name="ce2">
            <text:p>1028SPEEDY016</text:p>
          </table:table-cell>
          <table:table-cell office:value-type="string" table:style-name="ce2">
            <text:p>Adet</text:p>
          </table:table-cell>
          <table:table-cell office:value-type="float" office:value="224" table:style-name="ce3">
            <text:p>224,00</text:p>
          </table:table-cell>
          <table:table-cell table:style-name="ce2"/>
          <table:table-cell office:value-type="float" office:value="1228.5" table:style-name="ce3">
            <text:p>1.228,5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28SPEEDY016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22-6696</text:p>
          </table:table-cell>
          <table:table-cell office:value-type="string" table:style-name="ce2">
            <text:p>LOUIS VUITTON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3370510</text:p>
          </table:table-cell>
          <table:table-cell office:value-type="string" table:style-name="ce2">
            <text:p>KEMER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1250" table:style-name="ce3">
            <text:p>1.250,00</text:p>
          </table:table-cell>
          <table:table-cell table:style-name="ce2"/>
          <table:table-cell office:value-type="string" table:style-name="ce2">
            <text:p>SAL.FERRAGAMO</text:p>
          </table:table-cell>
          <table:table-cell office:value-type="float" office:value="4" table:style-name="ce4">
            <text:p>4,000</text:p>
          </table:table-cell>
          <table:table-cell table:style-name="ce2"/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3370512</text:p>
          </table:table-cell>
          <table:table-cell office:value-type="string" table:style-name="ce2">
            <text:p>KEMER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1250" table:style-name="ce3">
            <text:p>1.250,00</text:p>
          </table:table-cell>
          <table:table-cell table:style-name="ce2"/>
          <table:table-cell office:value-type="string" table:style-name="ce2">
            <text:p>SAL.FERRAGAMO</text:p>
          </table:table-cell>
          <table:table-cell office:value-type="float" office:value="6" table:style-name="ce4">
            <text:p>6,000</text:p>
          </table:table-cell>
          <table:table-cell table:style-name="ce2"/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3370516</text:p>
          </table:table-cell>
          <table:table-cell office:value-type="string" table:style-name="ce2">
            <text:p>KEMER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1250" table:style-name="ce3">
            <text:p>1.250,00</text:p>
          </table:table-cell>
          <table:table-cell table:style-name="ce2"/>
          <table:table-cell office:value-type="string" table:style-name="ce2">
            <text:p>SAL.FERRAGAMO</text:p>
          </table:table-cell>
          <table:table-cell office:value-type="float" office:value="9" table:style-name="ce4">
            <text:p>9,000</text:p>
          </table:table-cell>
          <table:table-cell table:style-name="ce2"/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3370521</text:p>
          </table:table-cell>
          <table:table-cell office:value-type="string" table:style-name="ce2">
            <text:p>KEMER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1250" table:style-name="ce3">
            <text:p>1.250,00</text:p>
          </table:table-cell>
          <table:table-cell table:style-name="ce2"/>
          <table:table-cell office:value-type="string" table:style-name="ce2">
            <text:p>SAL.FERRAGAMO</text:p>
          </table:table-cell>
          <table:table-cell office:value-type="float" office:value="5" table:style-name="ce4">
            <text:p>5,000</text:p>
          </table:table-cell>
          <table:table-cell table:style-name="ce2"/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4220601036</text:p>
          </table:table-cell>
          <table:table-cell office:value-type="string" table:style-name="ce2">
            <text:p>1034220601036</text:p>
          </table:table-cell>
          <table:table-cell office:value-type="string" table:style-name="ce2">
            <text:p>Adet</text:p>
          </table:table-cell>
          <table:table-cell office:value-type="float" office:value="190" table:style-name="ce3">
            <text:p>190,00</text:p>
          </table:table-cell>
          <table:table-cell table:style-name="ce2"/>
          <table:table-cell office:value-type="float" office:value="641.25" table:style-name="ce3">
            <text:p>641,25</text:p>
          </table:table-cell>
          <table:table-cell table:style-name="ce2"/>
          <table:table-cell office:value-type="string" table:style-name="ce2">
            <text:p>TORY BURCH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4220601036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4220601037</text:p>
          </table:table-cell>
          <table:table-cell office:value-type="string" table:style-name="ce2">
            <text:p>1034220601037</text:p>
          </table:table-cell>
          <table:table-cell office:value-type="string" table:style-name="ce2">
            <text:p>Adet</text:p>
          </table:table-cell>
          <table:table-cell office:value-type="float" office:value="190" table:style-name="ce3">
            <text:p>190,00</text:p>
          </table:table-cell>
          <table:table-cell table:style-name="ce2"/>
          <table:table-cell office:value-type="float" office:value="641.25" table:style-name="ce3">
            <text:p>641,25</text:p>
          </table:table-cell>
          <table:table-cell table:style-name="ce2"/>
          <table:table-cell office:value-type="string" table:style-name="ce2">
            <text:p>TORY BURCH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34220601037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4220603536</text:p>
          </table:table-cell>
          <table:table-cell office:value-type="string" table:style-name="ce2">
            <text:p>1034220603536</text:p>
          </table:table-cell>
          <table:table-cell office:value-type="string" table:style-name="ce2">
            <text:p>Adet</text:p>
          </table:table-cell>
          <table:table-cell office:value-type="float" office:value="190" table:style-name="ce3">
            <text:p>190,00</text:p>
          </table:table-cell>
          <table:table-cell table:style-name="ce2"/>
          <table:table-cell office:value-type="float" office:value="641.25" table:style-name="ce3">
            <text:p>641,25</text:p>
          </table:table-cell>
          <table:table-cell table:style-name="ce2"/>
          <table:table-cell office:value-type="string" table:style-name="ce2">
            <text:p>TORY BURCH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4220603536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4220603537</text:p>
          </table:table-cell>
          <table:table-cell office:value-type="string" table:style-name="ce2">
            <text:p>1034220603537</text:p>
          </table:table-cell>
          <table:table-cell office:value-type="string" table:style-name="ce2">
            <text:p>Adet</text:p>
          </table:table-cell>
          <table:table-cell office:value-type="float" office:value="190" table:style-name="ce3">
            <text:p>190,00</text:p>
          </table:table-cell>
          <table:table-cell table:style-name="ce2"/>
          <table:table-cell office:value-type="float" office:value="641.25" table:style-name="ce3">
            <text:p>641,25</text:p>
          </table:table-cell>
          <table:table-cell table:style-name="ce2"/>
          <table:table-cell office:value-type="string" table:style-name="ce2">
            <text:p>TORY BURCH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4220603537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4220603540</text:p>
          </table:table-cell>
          <table:table-cell office:value-type="string" table:style-name="ce2">
            <text:p>1034220603540</text:p>
          </table:table-cell>
          <table:table-cell office:value-type="string" table:style-name="ce2">
            <text:p>Adet</text:p>
          </table:table-cell>
          <table:table-cell office:value-type="float" office:value="190" table:style-name="ce3">
            <text:p>190,00</text:p>
          </table:table-cell>
          <table:table-cell table:style-name="ce2"/>
          <table:table-cell office:value-type="float" office:value="641.25" table:style-name="ce3">
            <text:p>641,25</text:p>
          </table:table-cell>
          <table:table-cell table:style-name="ce2"/>
          <table:table-cell office:value-type="string" table:style-name="ce2">
            <text:p>TORY BURCH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4220603540</text:p>
          </table:table-cell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5NAKIS032</text:p>
          </table:table-cell>
          <table:table-cell office:value-type="string" table:style-name="ce2">
            <text:p>1035NAKIS032</text:p>
          </table:table-cell>
          <table:table-cell office:value-type="string" table:style-name="ce2">
            <text:p>Adet</text:p>
          </table:table-cell>
          <table:table-cell office:value-type="float" office:value="1176.2962963" table:style-name="ce3">
            <text:p>1.176,30</text:p>
          </table:table-cell>
          <table:table-cell table:style-name="ce2"/>
          <table:table-cell office:value-type="float" office:value="4764" table:style-name="ce3">
            <text:p>4.764,00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5NAKIS032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5NAKISLI024</text:p>
          </table:table-cell>
          <table:table-cell office:value-type="string" table:style-name="ce2">
            <text:p>1035NAKISLI024</text:p>
          </table:table-cell>
          <table:table-cell office:value-type="string" table:style-name="ce2">
            <text:p>Adet</text:p>
          </table:table-cell>
          <table:table-cell office:value-type="float" office:value="1176.2962963" table:style-name="ce3">
            <text:p>1.176,30</text:p>
          </table:table-cell>
          <table:table-cell table:style-name="ce2"/>
          <table:table-cell office:value-type="float" office:value="4764" table:style-name="ce3">
            <text:p>4.764,00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5NAKISLI024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5NAKISLI032</text:p>
          </table:table-cell>
          <table:table-cell office:value-type="string" table:style-name="ce2">
            <text:p>1035NAKISLI032</text:p>
          </table:table-cell>
          <table:table-cell office:value-type="string" table:style-name="ce2">
            <text:p>Adet</text:p>
          </table:table-cell>
          <table:table-cell office:value-type="float" office:value="1176.2962963" table:style-name="ce3">
            <text:p>1.176,30</text:p>
          </table:table-cell>
          <table:table-cell table:style-name="ce2"/>
          <table:table-cell office:value-type="float" office:value="4764" table:style-name="ce3">
            <text:p>4.764,00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35NAKISLI032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3CCKMR010</text:p>
          </table:table-cell>
          <table:table-cell office:value-type="string" table:style-name="ce2">
            <text:p>103CCKMR010</text:p>
          </table:table-cell>
          <table:table-cell office:value-type="string" table:style-name="ce2">
            <text:p>Adet</text:p>
          </table:table-cell>
          <table:table-cell office:value-type="float" office:value="138" table:style-name="ce3">
            <text:p>138,00</text:p>
          </table:table-cell>
          <table:table-cell table:style-name="ce2"/>
          <table:table-cell office:value-type="float" office:value="414" table:style-name="ce3">
            <text:p>414,00</text:p>
          </table:table-cell>
          <table:table-cell table:style-name="ce2"/>
          <table:table-cell office:value-type="string" table:style-name="ce2">
            <text:p>MOSCHINO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3CCKMR010</text:p>
          </table:table-cell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3BERE</text:p>
          </table:table-cell>
          <table:table-cell office:value-type="string" table:style-name="ce2">
            <text:p>ŞAPKA <text:s/>MİKS</text:p>
          </table:table-cell>
          <table:table-cell office:value-type="string" table:style-name="ce2">
            <text:p>Adet</text:p>
          </table:table-cell>
          <table:table-cell office:value-type="float" office:value="5" table:style-name="ce3">
            <text:p>5,00</text:p>
          </table:table-cell>
          <table:table-cell office:value-type="string" table:style-name="ce2">
            <text:p>USD</text:p>
          </table:table-cell>
          <table:table-cell office:value-type="float" office:value="275" table:style-name="ce3">
            <text:p>275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6" table:style-name="ce4">
            <text:p>6,000</text:p>
          </table:table-cell>
          <table:table-cell table:style-name="ce2"/>
          <table:table-cell office:value-type="string" table:style-name="ce2">
            <text:p>HA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3SAPKA</text:p>
          </table:table-cell>
          <table:table-cell office:value-type="string" table:style-name="ce2">
            <text:p>ŞAPKA <text:s/>MİKS</text:p>
          </table:table-cell>
          <table:table-cell office:value-type="string" table:style-name="ce2">
            <text:p>Adet</text:p>
          </table:table-cell>
          <table:table-cell office:value-type="float" office:value="4" table:style-name="ce3">
            <text:p>4,00</text:p>
          </table:table-cell>
          <table:table-cell office:value-type="string" table:style-name="ce2">
            <text:p>USD</text:p>
          </table:table-cell>
          <table:table-cell office:value-type="float" office:value="220" table:style-name="ce3">
            <text:p>2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38" table:style-name="ce4">
            <text:p>38,000</text:p>
          </table:table-cell>
          <table:table-cell table:style-name="ce2"/>
          <table:table-cell office:value-type="string" table:style-name="ce2">
            <text:p>HA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1002GG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380" table:style-name="ce3">
            <text:p>380,00</text:p>
          </table:table-cell>
          <table:table-cell table:style-name="ce2"/>
          <table:table-cell office:value-type="float" office:value="1800" table:style-name="ce3">
            <text:p>1.800,00</text:p>
          </table:table-cell>
          <table:table-cell table:style-name="ce2"/>
          <table:table-cell office:value-type="string" table:style-name="ce2">
            <text:p>RACHEL PARIS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1002GG1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380" table:style-name="ce3">
            <text:p>380,00</text:p>
          </table:table-cell>
          <table:table-cell table:style-name="ce2"/>
          <table:table-cell office:value-type="float" office:value="1800" table:style-name="ce3">
            <text:p>1.800,00</text:p>
          </table:table-cell>
          <table:table-cell table:style-name="ce2"/>
          <table:table-cell office:value-type="string" table:style-name="ce2">
            <text:p>RACHEL PARIS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1002GG2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380" table:style-name="ce3">
            <text:p>380,00</text:p>
          </table:table-cell>
          <table:table-cell table:style-name="ce2"/>
          <table:table-cell office:value-type="float" office:value="1800" table:style-name="ce3">
            <text:p>1.800,00</text:p>
          </table:table-cell>
          <table:table-cell table:style-name="ce2"/>
          <table:table-cell office:value-type="string" table:style-name="ce2">
            <text:p>RACHEL PARIS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1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65" table:style-name="ce3">
            <text:p>65,00</text:p>
          </table:table-cell>
          <table:table-cell table:style-name="ce2"/>
          <table:table-cell office:value-type="float" office:value="310" table:style-name="ce3">
            <text:p>31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1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4" table:style-name="ce4">
            <text:p>4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10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12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14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16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2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3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4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5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5" table:style-name="ce4">
            <text:p>5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6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7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8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DVGGD9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table:style-name="ce2"/>
          <table:table-cell office:value-type="float" office:value="480" table:style-name="ce3">
            <text:p>48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KMKGG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75" table:style-name="ce3">
            <text:p>75,00</text:p>
          </table:table-cell>
          <table:table-cell table:style-name="ce2"/>
          <table:table-cell office:value-type="float" office:value="460" table:style-name="ce3">
            <text:p>46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2" table:style-name="ce4">
            <text:p>1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RPGG1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400" table:style-name="ce3">
            <text:p>400,00</text:p>
          </table:table-cell>
          <table:table-cell table:style-name="ce2"/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4" table:style-name="ce4">
            <text:p>4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RPGG2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400" table:style-name="ce3">
            <text:p>400,00</text:p>
          </table:table-cell>
          <table:table-cell table:style-name="ce2"/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46RPGG3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300" table:style-name="ce3">
            <text:p>300,00</text:p>
          </table:table-cell>
          <table:table-cell table:style-name="ce2"/>
          <table:table-cell office:value-type="float" office:value="1900" table:style-name="ce3">
            <text:p>1.900,00</text:p>
          </table:table-cell>
          <table:table-cell table:style-name="ce2"/>
          <table:table-cell office:value-type="string" table:style-name="ce2">
            <text:p>DE VALENTINI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1SAPKA</text:p>
          </table:table-cell>
          <table:table-cell office:value-type="string" table:style-name="ce2">
            <text:p>ŞAPKA</text:p>
          </table:table-cell>
          <table:table-cell office:value-type="string" table:style-name="ce2">
            <text:p>Adet</text:p>
          </table:table-cell>
          <table:table-cell office:value-type="float" office:value="19" table:style-name="ce3">
            <text:p>19,00</text:p>
          </table:table-cell>
          <table:table-cell table:style-name="ce2"/>
          <table:table-cell office:value-type="float" office:value="150" table:style-name="ce3">
            <text:p>1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4" table:style-name="ce4">
            <text:p>14,000</text:p>
          </table:table-cell>
          <table:table-cell table:style-name="ce2"/>
          <table:table-cell office:value-type="string" table:style-name="ce2">
            <text:p>HA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7181401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Adet</text:p>
          </table:table-cell>
          <table:table-cell office:value-type="float" office:value="85" table:style-name="ce3">
            <text:p>85,00</text:p>
          </table:table-cell>
          <table:table-cell office:value-type="string" table:style-name="ce2">
            <text:p>EUR</text:p>
          </table:table-cell>
          <table:table-cell office:value-type="float" office:value="3400" table:style-name="ce3">
            <text:p>3.4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7181402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Adet</text:p>
          </table:table-cell>
          <table:table-cell office:value-type="float" office:value="85" table:style-name="ce3">
            <text:p>85,00</text:p>
          </table:table-cell>
          <table:table-cell office:value-type="string" table:style-name="ce2">
            <text:p>EUR</text:p>
          </table:table-cell>
          <table:table-cell office:value-type="float" office:value="3400" table:style-name="ce3">
            <text:p>3.4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7181405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Adet</text:p>
          </table:table-cell>
          <table:table-cell office:value-type="float" office:value="85" table:style-name="ce3">
            <text:p>85,00</text:p>
          </table:table-cell>
          <table:table-cell office:value-type="string" table:style-name="ce2">
            <text:p>EUR</text:p>
          </table:table-cell>
          <table:table-cell office:value-type="float" office:value="3400" table:style-name="ce3">
            <text:p>3.4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7181406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Adet</text:p>
          </table:table-cell>
          <table:table-cell office:value-type="float" office:value="85" table:style-name="ce3">
            <text:p>85,00</text:p>
          </table:table-cell>
          <table:table-cell office:value-type="string" table:style-name="ce2">
            <text:p>EUR</text:p>
          </table:table-cell>
          <table:table-cell office:value-type="float" office:value="3400" table:style-name="ce3">
            <text:p>3.4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7407004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Adet</text:p>
          </table:table-cell>
          <table:table-cell office:value-type="float" office:value="80" table:style-name="ce3">
            <text:p>80,00</text:p>
          </table:table-cell>
          <table:table-cell office:value-type="string" table:style-name="ce2">
            <text:p>EUR</text:p>
          </table:table-cell>
          <table:table-cell office:value-type="float" office:value="3250" table:style-name="ce3">
            <text:p>3.25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7407006</text:p>
          </table:table-cell>
          <table:table-cell office:value-type="string" table:style-name="ce2">
            <text:p>PP</text:p>
          </table:table-cell>
          <table:table-cell office:value-type="string" table:style-name="ce2">
            <text:p>Adet</text:p>
          </table:table-cell>
          <table:table-cell office:value-type="float" office:value="80" table:style-name="ce3">
            <text:p>80,00</text:p>
          </table:table-cell>
          <table:table-cell office:value-type="string" table:style-name="ce2">
            <text:p>EUR</text:p>
          </table:table-cell>
          <table:table-cell office:value-type="float" office:value="3250" table:style-name="ce3">
            <text:p>3.25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82197029</text:p>
          </table:table-cell>
          <table:table-cell office:value-type="string" table:style-name="ce2">
            <text:p>10582197029</text:p>
          </table:table-cell>
          <table:table-cell office:value-type="string" table:style-name="ce2">
            <text:p>Adet</text:p>
          </table:table-cell>
          <table:table-cell office:value-type="float" office:value="480" table:style-name="ce3">
            <text:p>480,00</text:p>
          </table:table-cell>
          <table:table-cell table:style-name="ce2"/>
          <table:table-cell office:value-type="float" office:value="1944" table:style-name="ce3">
            <text:p>1.944,00</text:p>
          </table:table-cell>
          <table:table-cell table:style-name="ce2"/>
          <table:table-cell office:value-type="string" table:style-name="ce2">
            <text:p>GABRI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582197029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82197032</text:p>
          </table:table-cell>
          <table:table-cell office:value-type="string" table:style-name="ce2">
            <text:p>10582197032</text:p>
          </table:table-cell>
          <table:table-cell office:value-type="string" table:style-name="ce2">
            <text:p>Adet</text:p>
          </table:table-cell>
          <table:table-cell office:value-type="float" office:value="480" table:style-name="ce3">
            <text:p>480,00</text:p>
          </table:table-cell>
          <table:table-cell table:style-name="ce2"/>
          <table:table-cell office:value-type="float" office:value="1944" table:style-name="ce3">
            <text:p>1.944,00</text:p>
          </table:table-cell>
          <table:table-cell table:style-name="ce2"/>
          <table:table-cell office:value-type="string" table:style-name="ce2">
            <text:p>GABRI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582197032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82255010</text:p>
          </table:table-cell>
          <table:table-cell office:value-type="string" table:style-name="ce2">
            <text:p>10582255010</text:p>
          </table:table-cell>
          <table:table-cell office:value-type="string" table:style-name="ce2">
            <text:p>Adet</text:p>
          </table:table-cell>
          <table:table-cell office:value-type="float" office:value="350.37037036999999" table:style-name="ce3">
            <text:p>350,37</text:p>
          </table:table-cell>
          <table:table-cell table:style-name="ce2"/>
          <table:table-cell office:value-type="float" office:value="1419" table:style-name="ce3">
            <text:p>1.419,00</text:p>
          </table:table-cell>
          <table:table-cell table:style-name="ce2"/>
          <table:table-cell office:value-type="string" table:style-name="ce2">
            <text:p>GABRI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582255010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82349032</text:p>
          </table:table-cell>
          <table:table-cell office:value-type="string" table:style-name="ce2">
            <text:p>10582349032</text:p>
          </table:table-cell>
          <table:table-cell office:value-type="string" table:style-name="ce2">
            <text:p>Adet</text:p>
          </table:table-cell>
          <table:table-cell office:value-type="float" office:value="580" table:style-name="ce3">
            <text:p>580,00</text:p>
          </table:table-cell>
          <table:table-cell table:style-name="ce2"/>
          <table:table-cell office:value-type="float" office:value="2349" table:style-name="ce3">
            <text:p>2.349,00</text:p>
          </table:table-cell>
          <table:table-cell table:style-name="ce2"/>
          <table:table-cell office:value-type="string" table:style-name="ce2">
            <text:p>GABRI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582349032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582458029</text:p>
          </table:table-cell>
          <table:table-cell office:value-type="string" table:style-name="ce2">
            <text:p>10582458029</text:p>
          </table:table-cell>
          <table:table-cell office:value-type="string" table:style-name="ce2">
            <text:p>Adet</text:p>
          </table:table-cell>
          <table:table-cell office:value-type="float" office:value="525.18518518999997" table:style-name="ce3">
            <text:p>525,19</text:p>
          </table:table-cell>
          <table:table-cell table:style-name="ce2"/>
          <table:table-cell office:value-type="float" office:value="2127" table:style-name="ce3">
            <text:p>2.127,00</text:p>
          </table:table-cell>
          <table:table-cell table:style-name="ce2"/>
          <table:table-cell office:value-type="string" table:style-name="ce2">
            <text:p>GABRIEL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582458029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2BLVG026</text:p>
          </table:table-cell>
          <table:table-cell office:value-type="string" table:style-name="ce2">
            <text:p>1062BLVG026</text:p>
          </table:table-cell>
          <table:table-cell office:value-type="string" table:style-name="ce2">
            <text:p>Adet</text:p>
          </table:table-cell>
          <table:table-cell office:value-type="float" office:value="989" table:style-name="ce3">
            <text:p>989,00</text:p>
          </table:table-cell>
          <table:table-cell table:style-name="ce2"/>
          <table:table-cell office:value-type="float" office:value="4005.45" table:style-name="ce3">
            <text:p>4.005,45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62BLVG026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2BVLGCLT010</text:p>
          </table:table-cell>
          <table:table-cell office:value-type="string" table:style-name="ce2">
            <text:p>1062BVLGCLT010</text:p>
          </table:table-cell>
          <table:table-cell office:value-type="string" table:style-name="ce2">
            <text:p>Adet</text:p>
          </table:table-cell>
          <table:table-cell office:value-type="float" office:value="863.70370370000001" table:style-name="ce3">
            <text:p>863,70</text:p>
          </table:table-cell>
          <table:table-cell table:style-name="ce2"/>
          <table:table-cell office:value-type="float" office:value="3498" table:style-name="ce3">
            <text:p>3.498,00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62BVLGCLT010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2073-2</text:p>
          </table:table-cell>
          <table:table-cell office:value-type="string" table:style-name="ce2">
            <text:p>10632073-2</text:p>
          </table:table-cell>
          <table:table-cell office:value-type="string" table:style-name="ce2">
            <text:p>Adet</text:p>
          </table:table-cell>
          <table:table-cell office:value-type="float" office:value="264.44444443999998" table:style-name="ce3">
            <text:p>264,44</text:p>
          </table:table-cell>
          <table:table-cell table:style-name="ce2"/>
          <table:table-cell office:value-type="float" office:value="1071" table:style-name="ce3">
            <text:p>1.071,00</text:p>
          </table:table-cell>
          <table:table-cell table:style-name="ce2"/>
          <table:table-cell office:value-type="string" table:style-name="ce2">
            <text:p>DITA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632073-2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243</text:p>
          </table:table-cell>
          <table:table-cell office:value-type="string" table:style-name="ce2">
            <text:p>aks</text:p>
          </table:table-cell>
          <table:table-cell office:value-type="string" table:style-name="ce2">
            <text:p>Adet</text:p>
          </table:table-cell>
          <table:table-cell office:value-type="float" office:value="27" table:style-name="ce3">
            <text:p>27,00</text:p>
          </table:table-cell>
          <table:table-cell office:value-type="string" table:style-name="ce2">
            <text:p>USD</text:p>
          </table:table-cell>
          <table:table-cell office:value-type="float" office:value="3000" table:style-name="ce3">
            <text:p>3.000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2547</text:p>
          </table:table-cell>
          <table:table-cell office:value-type="string" table:style-name="ce2">
            <text:p>aks</text:p>
          </table:table-cell>
          <table:table-cell office:value-type="string" table:style-name="ce2">
            <text:p>Adet</text:p>
          </table:table-cell>
          <table:table-cell office:value-type="float" office:value="14" table:style-name="ce3">
            <text:p>14,00</text:p>
          </table:table-cell>
          <table:table-cell office:value-type="string" table:style-name="ce2">
            <text:p>USD</text:p>
          </table:table-cell>
          <table:table-cell office:value-type="float" office:value="1300" table:style-name="ce3">
            <text:p>1.300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8" table:style-name="ce4">
            <text:p>8,000</text:p>
          </table:table-cell>
          <table:table-cell table:style-name="ce2"/>
          <table:table-cell office:value-type="string" table:style-name="ce2">
            <text:p>ACCE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780-8</text:p>
          </table:table-cell>
          <table:table-cell office:value-type="string" table:style-name="ce2">
            <text:p>1063780-8</text:p>
          </table:table-cell>
          <table:table-cell office:value-type="string" table:style-name="ce2">
            <text:p>Adet</text:p>
          </table:table-cell>
          <table:table-cell office:value-type="float" office:value="187.40740740999999" table:style-name="ce3">
            <text:p>187,41</text:p>
          </table:table-cell>
          <table:table-cell table:style-name="ce2"/>
          <table:table-cell office:value-type="float" office:value="759" table:style-name="ce3">
            <text:p>759,00</text:p>
          </table:table-cell>
          <table:table-cell table:style-name="ce2"/>
          <table:table-cell office:value-type="string" table:style-name="ce2">
            <text:p>GENTLE MONSTER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63780-8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840-1</text:p>
          </table:table-cell>
          <table:table-cell office:value-type="string" table:style-name="ce2">
            <text:p>1063840-1</text:p>
          </table:table-cell>
          <table:table-cell office:value-type="string" table:style-name="ce2">
            <text:p>Adet</text:p>
          </table:table-cell>
          <table:table-cell office:value-type="float" office:value="187.40740740999999" table:style-name="ce3">
            <text:p>187,41</text:p>
          </table:table-cell>
          <table:table-cell table:style-name="ce2"/>
          <table:table-cell office:value-type="float" office:value="759" table:style-name="ce3">
            <text:p>759,00</text:p>
          </table:table-cell>
          <table:table-cell table:style-name="ce2"/>
          <table:table-cell office:value-type="string" table:style-name="ce2">
            <text:p>CHROME HEARTS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63840-1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912-1</text:p>
          </table:table-cell>
          <table:table-cell office:value-type="string" table:style-name="ce2">
            <text:p>1063912-1</text:p>
          </table:table-cell>
          <table:table-cell office:value-type="string" table:style-name="ce2">
            <text:p>Adet</text:p>
          </table:table-cell>
          <table:table-cell office:value-type="float" office:value="289.50427350000001" table:style-name="ce3">
            <text:p>289,50</text:p>
          </table:table-cell>
          <table:table-cell table:style-name="ce2"/>
          <table:table-cell office:value-type="float" office:value="1314" table:style-name="ce3">
            <text:p>1.314,00</text:p>
          </table:table-cell>
          <table:table-cell table:style-name="ce2"/>
          <table:table-cell office:value-type="string" table:style-name="ce2">
            <text:p>CARTIER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63912-1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3MXKP54</text:p>
          </table:table-cell>
          <table:table-cell office:value-type="string" table:style-name="ce2">
            <text:p>CHANEL</text:p>
          </table:table-cell>
          <table:table-cell office:value-type="string" table:style-name="ce2">
            <text:p>Adet</text:p>
          </table:table-cell>
          <table:table-cell office:value-type="float" office:value="17" table:style-name="ce3">
            <text:p>17,00</text:p>
          </table:table-cell>
          <table:table-cell office:value-type="string" table:style-name="ce2">
            <text:p>USD</text:p>
          </table:table-cell>
          <table:table-cell office:value-type="float" office:value="1500" table:style-name="ce3">
            <text:p>1.500,00</text:p>
          </table:table-cell>
          <table:table-cell table:style-name="ce2"/>
          <table:table-cell office:value-type="string" table:style-name="ce2">
            <text:p>CHANEL</text:p>
          </table:table-cell>
          <table:table-cell office:value-type="float" office:value="28" table:style-name="ce4">
            <text:p>28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6GOYBUY010</text:p>
          </table:table-cell>
          <table:table-cell office:value-type="string" table:style-name="ce2">
            <text:p>1066GOYBUY010</text:p>
          </table:table-cell>
          <table:table-cell office:value-type="string" table:style-name="ce2">
            <text:p>Adet</text:p>
          </table:table-cell>
          <table:table-cell office:value-type="float" office:value="270.37037036999999" table:style-name="ce3">
            <text:p>270,37</text:p>
          </table:table-cell>
          <table:table-cell table:style-name="ce2"/>
          <table:table-cell office:value-type="float" office:value="1095" table:style-name="ce3">
            <text:p>1.095,00</text:p>
          </table:table-cell>
          <table:table-cell table:style-name="ce2"/>
          <table:table-cell office:value-type="string" table:style-name="ce2">
            <text:p>GOYARD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66GOYBUY010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82167037</text:p>
          </table:table-cell>
          <table:table-cell office:value-type="string" table:style-name="ce2">
            <text:p>TOM FORD</text:p>
          </table:table-cell>
          <table:table-cell office:value-type="string" table:style-name="ce2">
            <text:p>Adet</text:p>
          </table:table-cell>
          <table:table-cell office:value-type="float" office:value="58.5" table:style-name="ce3">
            <text:p>58,50</text:p>
          </table:table-cell>
          <table:table-cell office:value-type="string" table:style-name="ce2">
            <text:p>USD</text:p>
          </table:table-cell>
          <table:table-cell office:value-type="float" office:value="4000" table:style-name="ce3">
            <text:p>4.000,00</text:p>
          </table:table-cell>
          <table:table-cell table:style-name="ce2"/>
          <table:table-cell office:value-type="string" table:style-name="ce2">
            <text:p>TOM FO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82167038</text:p>
          </table:table-cell>
          <table:table-cell office:value-type="string" table:style-name="ce2">
            <text:p>TOM FORD</text:p>
          </table:table-cell>
          <table:table-cell office:value-type="string" table:style-name="ce2">
            <text:p>Adet</text:p>
          </table:table-cell>
          <table:table-cell office:value-type="float" office:value="58.5" table:style-name="ce3">
            <text:p>58,50</text:p>
          </table:table-cell>
          <table:table-cell office:value-type="string" table:style-name="ce2">
            <text:p>USD</text:p>
          </table:table-cell>
          <table:table-cell office:value-type="float" office:value="4000" table:style-name="ce3">
            <text:p>4.000,00</text:p>
          </table:table-cell>
          <table:table-cell table:style-name="ce2"/>
          <table:table-cell office:value-type="string" table:style-name="ce2">
            <text:p>TOM FO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82167040</text:p>
          </table:table-cell>
          <table:table-cell office:value-type="string" table:style-name="ce2">
            <text:p>TOM FORD</text:p>
          </table:table-cell>
          <table:table-cell office:value-type="string" table:style-name="ce2">
            <text:p>Adet</text:p>
          </table:table-cell>
          <table:table-cell office:value-type="float" office:value="58.5" table:style-name="ce3">
            <text:p>58,50</text:p>
          </table:table-cell>
          <table:table-cell office:value-type="string" table:style-name="ce2">
            <text:p>USD</text:p>
          </table:table-cell>
          <table:table-cell office:value-type="float" office:value="4000" table:style-name="ce3">
            <text:p>4.000,00</text:p>
          </table:table-cell>
          <table:table-cell table:style-name="ce2"/>
          <table:table-cell office:value-type="string" table:style-name="ce2">
            <text:p>TOM FO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682167041</text:p>
          </table:table-cell>
          <table:table-cell office:value-type="string" table:style-name="ce2">
            <text:p>TOM FORD</text:p>
          </table:table-cell>
          <table:table-cell office:value-type="string" table:style-name="ce2">
            <text:p>Adet</text:p>
          </table:table-cell>
          <table:table-cell office:value-type="float" office:value="58.5" table:style-name="ce3">
            <text:p>58,50</text:p>
          </table:table-cell>
          <table:table-cell office:value-type="string" table:style-name="ce2">
            <text:p>USD</text:p>
          </table:table-cell>
          <table:table-cell office:value-type="float" office:value="4000" table:style-name="ce3">
            <text:p>4.000,00</text:p>
          </table:table-cell>
          <table:table-cell table:style-name="ce2"/>
          <table:table-cell office:value-type="string" table:style-name="ce2">
            <text:p>TOM FOR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LADY SHO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31-FL</text:p>
          </table:table-cell>
          <table:table-cell office:value-type="string" table:style-name="ce2">
            <text:p>LOUIS VUİTTON FULAR</text:p>
          </table:table-cell>
          <table:table-cell office:value-type="string" table:style-name="ce2">
            <text:p>Adet</text:p>
          </table:table-cell>
          <table:table-cell office:value-type="float" office:value="7.5" table:style-name="ce3">
            <text:p>7,50</text:p>
          </table:table-cell>
          <table:table-cell office:value-type="string" table:style-name="ce2">
            <text:p>USD</text:p>
          </table:table-cell>
          <table:table-cell office:value-type="float" office:value="32" table:style-name="ce3">
            <text:p>32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4" table:style-name="ce4">
            <text:p>4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34-FL</text:p>
          </table:table-cell>
          <table:table-cell office:value-type="string" table:style-name="ce2">
            <text:p>LOUIS VUİTTON FULAR</text:p>
          </table:table-cell>
          <table:table-cell office:value-type="string" table:style-name="ce2">
            <text:p>Adet</text:p>
          </table:table-cell>
          <table:table-cell office:value-type="float" office:value="7.5" table:style-name="ce3">
            <text:p>7,50</text:p>
          </table:table-cell>
          <table:table-cell office:value-type="string" table:style-name="ce2">
            <text:p>USD</text:p>
          </table:table-cell>
          <table:table-cell office:value-type="float" office:value="32" table:style-name="ce3">
            <text:p>32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40-FL</text:p>
          </table:table-cell>
          <table:table-cell office:value-type="string" table:style-name="ce2">
            <text:p>LOUIS VUİTTON FULAR</text:p>
          </table:table-cell>
          <table:table-cell office:value-type="string" table:style-name="ce2">
            <text:p>Adet</text:p>
          </table:table-cell>
          <table:table-cell office:value-type="float" office:value="7.5" table:style-name="ce3">
            <text:p>7,50</text:p>
          </table:table-cell>
          <table:table-cell office:value-type="string" table:style-name="ce2">
            <text:p>USD</text:p>
          </table:table-cell>
          <table:table-cell office:value-type="float" office:value="32" table:style-name="ce3">
            <text:p>32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450101004</text:p>
          </table:table-cell>
          <table:table-cell office:value-type="string" table:style-name="ce2">
            <text:p><text:s/>CEKET</text:p>
          </table:table-cell>
          <table:table-cell office:value-type="string" table:style-name="ce2">
            <text:p>Adet</text:p>
          </table:table-cell>
          <table:table-cell office:value-type="float" office:value="34" table:style-name="ce3">
            <text:p>34,00</text:p>
          </table:table-cell>
          <table:table-cell office:value-type="string" table:style-name="ce2">
            <text:p>USD</text:p>
          </table:table-cell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450103201</text:p>
          </table:table-cell>
          <table:table-cell office:value-type="string" table:style-name="ce2">
            <text:p><text:s/>CEKET</text:p>
          </table:table-cell>
          <table:table-cell office:value-type="string" table:style-name="ce2">
            <text:p>Adet</text:p>
          </table:table-cell>
          <table:table-cell office:value-type="float" office:value="34" table:style-name="ce3">
            <text:p>34,00</text:p>
          </table:table-cell>
          <table:table-cell office:value-type="string" table:style-name="ce2">
            <text:p>USD</text:p>
          </table:table-cell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450103202</text:p>
          </table:table-cell>
          <table:table-cell office:value-type="string" table:style-name="ce2">
            <text:p><text:s/>CEKET</text:p>
          </table:table-cell>
          <table:table-cell office:value-type="string" table:style-name="ce2">
            <text:p>Adet</text:p>
          </table:table-cell>
          <table:table-cell office:value-type="float" office:value="34" table:style-name="ce3">
            <text:p>34,00</text:p>
          </table:table-cell>
          <table:table-cell office:value-type="string" table:style-name="ce2">
            <text:p>USD</text:p>
          </table:table-cell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450103204</text:p>
          </table:table-cell>
          <table:table-cell office:value-type="string" table:style-name="ce2">
            <text:p><text:s/>CEKET</text:p>
          </table:table-cell>
          <table:table-cell office:value-type="string" table:style-name="ce2">
            <text:p>Adet</text:p>
          </table:table-cell>
          <table:table-cell office:value-type="float" office:value="34" table:style-name="ce3">
            <text:p>34,00</text:p>
          </table:table-cell>
          <table:table-cell office:value-type="string" table:style-name="ce2">
            <text:p>USD</text:p>
          </table:table-cell>
          <table:table-cell office:value-type="float" office:value="2000" table:style-name="ce3">
            <text:p>2.000,00</text:p>
          </table:table-cell>
          <table:table-cell table:style-name="ce2"/>
          <table:table-cell office:value-type="string" table:style-name="ce2">
            <text:p>ALEX.MCQUEEN<text:s text:c="2"/>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45-FL</text:p>
          </table:table-cell>
          <table:table-cell office:value-type="string" table:style-name="ce2">
            <text:p>LOUIS VUİTTON FULAR</text:p>
          </table:table-cell>
          <table:table-cell office:value-type="string" table:style-name="ce2">
            <text:p>Adet</text:p>
          </table:table-cell>
          <table:table-cell office:value-type="float" office:value="7.5" table:style-name="ce3">
            <text:p>7,50</text:p>
          </table:table-cell>
          <table:table-cell office:value-type="string" table:style-name="ce2">
            <text:p>USD</text:p>
          </table:table-cell>
          <table:table-cell office:value-type="float" office:value="32" table:style-name="ce3">
            <text:p>32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510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0850" table:style-name="ce3">
            <text:p>10.8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510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0850" table:style-name="ce3">
            <text:p>10.8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51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0850" table:style-name="ce3">
            <text:p>10.8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510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0850" table:style-name="ce3">
            <text:p>10.8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616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70" table:style-name="ce3">
            <text:p>170,00</text:p>
          </table:table-cell>
          <table:table-cell office:value-type="string" table:style-name="ce2">
            <text:p>USD</text:p>
          </table:table-cell>
          <table:table-cell office:value-type="float" office:value="11500" table:style-name="ce3">
            <text:p>1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919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919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919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1919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10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8750" table:style-name="ce3">
            <text:p>8.7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10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8750" table:style-name="ce3">
            <text:p>8.7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1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8750" table:style-name="ce3">
            <text:p>8.7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10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8750" table:style-name="ce3">
            <text:p>8.7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20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45" table:style-name="ce3">
            <text:p>14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2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45" table:style-name="ce3">
            <text:p>14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020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45" table:style-name="ce3">
            <text:p>145,00</text:p>
          </table:table-cell>
          <table:table-cell office:value-type="string" table:style-name="ce2">
            <text:p>USD</text:p>
          </table:table-cell>
          <table:table-cell office:value-type="float" office:value="10000" table:style-name="ce3">
            <text:p>10.0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422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8000" table:style-name="ce3">
            <text:p>8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422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8000" table:style-name="ce3">
            <text:p>8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422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8000" table:style-name="ce3">
            <text:p>8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2422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8000" table:style-name="ce3">
            <text:p>8.0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3333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0" table:style-name="ce3">
            <text:p>150,00</text:p>
          </table:table-cell>
          <table:table-cell office:value-type="string" table:style-name="ce2">
            <text:p>USD</text:p>
          </table:table-cell>
          <table:table-cell office:value-type="float" office:value="9250" table:style-name="ce3">
            <text:p>9.2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3333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0" table:style-name="ce3">
            <text:p>150,00</text:p>
          </table:table-cell>
          <table:table-cell office:value-type="string" table:style-name="ce2">
            <text:p>USD</text:p>
          </table:table-cell>
          <table:table-cell office:value-type="float" office:value="9250" table:style-name="ce3">
            <text:p>9.25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E53916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1200" table:style-name="ce3">
            <text:p>11.2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E53916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1200" table:style-name="ce3">
            <text:p>11.2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E53916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60" table:style-name="ce3">
            <text:p>160,00</text:p>
          </table:table-cell>
          <table:table-cell office:value-type="string" table:style-name="ce2">
            <text:p>USD</text:p>
          </table:table-cell>
          <table:table-cell office:value-type="float" office:value="11200" table:style-name="ce3">
            <text:p>11.2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K1410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45" table:style-name="ce3">
            <text:p>145,00</text:p>
          </table:table-cell>
          <table:table-cell office:value-type="string" table:style-name="ce2">
            <text:p>USD</text:p>
          </table:table-cell>
          <table:table-cell office:value-type="float" office:value="10100" table:style-name="ce3">
            <text:p>10.1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K141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45" table:style-name="ce3">
            <text:p>145,00</text:p>
          </table:table-cell>
          <table:table-cell office:value-type="string" table:style-name="ce2">
            <text:p>USD</text:p>
          </table:table-cell>
          <table:table-cell office:value-type="float" office:value="10100" table:style-name="ce3">
            <text:p>10.1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L3333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70" table:style-name="ce3">
            <text:p>170,00</text:p>
          </table:table-cell>
          <table:table-cell office:value-type="string" table:style-name="ce2">
            <text:p>USD</text:p>
          </table:table-cell>
          <table:table-cell office:value-type="float" office:value="11500" table:style-name="ce3">
            <text:p>1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L3333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70" table:style-name="ce3">
            <text:p>170,00</text:p>
          </table:table-cell>
          <table:table-cell office:value-type="string" table:style-name="ce2">
            <text:p>USD</text:p>
          </table:table-cell>
          <table:table-cell office:value-type="float" office:value="11500" table:style-name="ce3">
            <text:p>1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L3333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70" table:style-name="ce3">
            <text:p>170,00</text:p>
          </table:table-cell>
          <table:table-cell office:value-type="string" table:style-name="ce2">
            <text:p>USD</text:p>
          </table:table-cell>
          <table:table-cell office:value-type="float" office:value="11500" table:style-name="ce3">
            <text:p>1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L3333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70" table:style-name="ce3">
            <text:p>170,00</text:p>
          </table:table-cell>
          <table:table-cell office:value-type="string" table:style-name="ce2">
            <text:p>USD</text:p>
          </table:table-cell>
          <table:table-cell office:value-type="float" office:value="11500" table:style-name="ce3">
            <text:p>11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ORG33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9500" table:style-name="ce3">
            <text:p>9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ORG33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9500" table:style-name="ce3">
            <text:p>9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ORG33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9500" table:style-name="ce3">
            <text:p>9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ORG33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55" table:style-name="ce3">
            <text:p>155,00</text:p>
          </table:table-cell>
          <table:table-cell office:value-type="string" table:style-name="ce2">
            <text:p>USD</text:p>
          </table:table-cell>
          <table:table-cell office:value-type="float" office:value="9500" table:style-name="ce3">
            <text:p>9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VLNT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00" table:style-name="ce3">
            <text:p>7.2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VLNT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00" table:style-name="ce3">
            <text:p>7.2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VLNT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00" table:style-name="ce3">
            <text:p>7.2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VLNT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00" table:style-name="ce3">
            <text:p>7.2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ZIG21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95" table:style-name="ce3">
            <text:p>95,00</text:p>
          </table:table-cell>
          <table:table-cell office:value-type="string" table:style-name="ce2">
            <text:p>USD</text:p>
          </table:table-cell>
          <table:table-cell office:value-type="float" office:value="6400" table:style-name="ce3">
            <text:p>6.4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ZIG21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95" table:style-name="ce3">
            <text:p>95,00</text:p>
          </table:table-cell>
          <table:table-cell office:value-type="string" table:style-name="ce2">
            <text:p>USD</text:p>
          </table:table-cell>
          <table:table-cell office:value-type="float" office:value="6400" table:style-name="ce3">
            <text:p>6.4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ZIG21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95" table:style-name="ce3">
            <text:p>95,00</text:p>
          </table:table-cell>
          <table:table-cell office:value-type="string" table:style-name="ce2">
            <text:p>USD</text:p>
          </table:table-cell>
          <table:table-cell office:value-type="float" office:value="6400" table:style-name="ce3">
            <text:p>6.4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79ZIG21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95" table:style-name="ce3">
            <text:p>95,00</text:p>
          </table:table-cell>
          <table:table-cell office:value-type="string" table:style-name="ce2">
            <text:p>USD</text:p>
          </table:table-cell>
          <table:table-cell office:value-type="float" office:value="6400" table:style-name="ce3">
            <text:p>6.400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20001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office:value-type="string" table:style-name="ce2">
            <text:p>USD</text:p>
          </table:table-cell>
          <table:table-cell office:value-type="float" office:value="5520" table:style-name="ce3">
            <text:p>5.5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200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office:value-type="string" table:style-name="ce2">
            <text:p>USD</text:p>
          </table:table-cell>
          <table:table-cell office:value-type="float" office:value="5520" table:style-name="ce3">
            <text:p>5.5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200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office:value-type="string" table:style-name="ce2">
            <text:p>USD</text:p>
          </table:table-cell>
          <table:table-cell office:value-type="float" office:value="5520" table:style-name="ce3">
            <text:p>5.5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20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00" table:style-name="ce3">
            <text:p>100,00</text:p>
          </table:table-cell>
          <table:table-cell office:value-type="string" table:style-name="ce2">
            <text:p>USD</text:p>
          </table:table-cell>
          <table:table-cell office:value-type="float" office:value="5520" table:style-name="ce3">
            <text:p>5.52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257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50" table:style-name="ce3">
            <text:p>7.2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257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50" table:style-name="ce3">
            <text:p>7.2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424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0" table:style-name="ce3">
            <text:p>120,00</text:p>
          </table:table-cell>
          <table:table-cell office:value-type="string" table:style-name="ce2">
            <text:p>USD</text:p>
          </table:table-cell>
          <table:table-cell office:value-type="float" office:value="6500" table:style-name="ce3">
            <text:p>6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424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0" table:style-name="ce3">
            <text:p>120,00</text:p>
          </table:table-cell>
          <table:table-cell office:value-type="string" table:style-name="ce2">
            <text:p>USD</text:p>
          </table:table-cell>
          <table:table-cell office:value-type="float" office:value="6500" table:style-name="ce3">
            <text:p>6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424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0" table:style-name="ce3">
            <text:p>120,00</text:p>
          </table:table-cell>
          <table:table-cell office:value-type="string" table:style-name="ce2">
            <text:p>USD</text:p>
          </table:table-cell>
          <table:table-cell office:value-type="float" office:value="6500" table:style-name="ce3">
            <text:p>6.5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505802</text:p>
          </table:table-cell>
          <table:table-cell office:value-type="string" table:style-name="ce2">
            <text:p>BURBERRY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900" table:style-name="ce3">
            <text:p>6.9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505803</text:p>
          </table:table-cell>
          <table:table-cell office:value-type="string" table:style-name="ce2">
            <text:p>BURBERRY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900" table:style-name="ce3">
            <text:p>6.9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505806</text:p>
          </table:table-cell>
          <table:table-cell office:value-type="string" table:style-name="ce2">
            <text:p>BURBERRY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900" table:style-name="ce3">
            <text:p>6.9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5712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50" table:style-name="ce3">
            <text:p>7.2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5712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50" table:style-name="ce3">
            <text:p>7.2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571207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30" table:style-name="ce3">
            <text:p>130,00</text:p>
          </table:table-cell>
          <table:table-cell office:value-type="string" table:style-name="ce2">
            <text:p>USD</text:p>
          </table:table-cell>
          <table:table-cell office:value-type="float" office:value="7250" table:style-name="ce3">
            <text:p>7.2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62101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750" table:style-name="ce3">
            <text:p>6.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621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750" table:style-name="ce3">
            <text:p>6.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62103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750" table:style-name="ce3">
            <text:p>6.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621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25" table:style-name="ce3">
            <text:p>125,00</text:p>
          </table:table-cell>
          <table:table-cell office:value-type="string" table:style-name="ce2">
            <text:p>USD</text:p>
          </table:table-cell>
          <table:table-cell office:value-type="float" office:value="6750" table:style-name="ce3">
            <text:p>6.75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EP002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6000" table:style-name="ce3">
            <text:p>6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EP004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6000" table:style-name="ce3">
            <text:p>6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80EP005</text:p>
          </table:table-cell>
          <table:table-cell office:value-type="string" table:style-name="ce2">
            <text:p>DERİ CEKET</text:p>
          </table:table-cell>
          <table:table-cell office:value-type="string" table:style-name="ce2">
            <text:p>Adet</text:p>
          </table:table-cell>
          <table:table-cell office:value-type="float" office:value="115" table:style-name="ce3">
            <text:p>115,00</text:p>
          </table:table-cell>
          <table:table-cell office:value-type="string" table:style-name="ce2">
            <text:p>USD</text:p>
          </table:table-cell>
          <table:table-cell office:value-type="float" office:value="6000" table:style-name="ce3">
            <text:p>6.000,00</text:p>
          </table:table-cell>
          <table:table-cell table:style-name="ce2"/>
          <table:table-cell office:value-type="string" table:style-name="ce2">
            <text:p>PHILIPP PLEI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922019-148</text:p>
          </table:table-cell>
          <table:table-cell office:value-type="string" table:style-name="ce2">
            <text:p>10922019-148</text:p>
          </table:table-cell>
          <table:table-cell office:value-type="string" table:style-name="ce2">
            <text:p>Adet</text:p>
          </table:table-cell>
          <table:table-cell office:value-type="float" office:value="261.08262108000002" table:style-name="ce3">
            <text:p>261,08</text:p>
          </table:table-cell>
          <table:table-cell table:style-name="ce2"/>
          <table:table-cell office:value-type="float" office:value="1185" table:style-name="ce3">
            <text:p>1.185,00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922019-148</text:p>
          </table:table-cell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922019-253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Adet</text:p>
          </table:table-cell>
          <table:table-cell office:value-type="float" office:value="210" table:style-name="ce3">
            <text:p>210,00</text:p>
          </table:table-cell>
          <table:table-cell table:style-name="ce2"/>
          <table:table-cell office:value-type="float" office:value="1185" table:style-name="ce3">
            <text:p>1.185,00</text:p>
          </table:table-cell>
          <table:table-cell table:style-name="ce2"/>
          <table:table-cell office:value-type="string" table:style-name="ce2">
            <text:p>LOUIS VUITTON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92SAL42017</text:p>
          </table:table-cell>
          <table:table-cell office:value-type="string" table:style-name="ce2">
            <text:p>1092SAL42017</text:p>
          </table:table-cell>
          <table:table-cell office:value-type="string" table:style-name="ce2">
            <text:p>Adet</text:p>
          </table:table-cell>
          <table:table-cell office:value-type="float" office:value="19.25925926" table:style-name="ce3">
            <text:p>19,26</text:p>
          </table:table-cell>
          <table:table-cell table:style-name="ce2"/>
          <table:table-cell office:value-type="float" office:value="78" table:style-name="ce3">
            <text:p>78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092SAL42017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9410112</text:p>
          </table:table-cell>
          <table:table-cell office:value-type="string" table:style-name="ce2">
            <text:p>CÜZDAN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980" table:style-name="ce3">
            <text:p>980,00</text:p>
          </table:table-cell>
          <table:table-cell table:style-name="ce2"/>
          <table:table-cell office:value-type="string" table:style-name="ce2">
            <text:p>MONT BLAN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WALLE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9410216</text:p>
          </table:table-cell>
          <table:table-cell office:value-type="string" table:style-name="ce2">
            <text:p>CÜZDAN</text:p>
          </table:table-cell>
          <table:table-cell office:value-type="string" table:style-name="ce2">
            <text:p>Adet</text:p>
          </table:table-cell>
          <table:table-cell office:value-type="float" office:value="27" table:style-name="ce3">
            <text:p>27,00</text:p>
          </table:table-cell>
          <table:table-cell office:value-type="string" table:style-name="ce2">
            <text:p>USD</text:p>
          </table:table-cell>
          <table:table-cell office:value-type="float" office:value="1000" table:style-name="ce3">
            <text:p>1.000,00</text:p>
          </table:table-cell>
          <table:table-cell table:style-name="ce2"/>
          <table:table-cell office:value-type="string" table:style-name="ce2">
            <text:p>MONT BLAN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WALLE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CCAMTSTKOLYE</text:p>
          </table:table-cell>
          <table:table-cell office:value-type="string" table:style-name="ce2">
            <text:p>10CCAMTSTKOLYE</text:p>
          </table:table-cell>
          <table:table-cell office:value-type="string" table:style-name="ce2">
            <text:p>Adet</text:p>
          </table:table-cell>
          <table:table-cell office:value-type="float" office:value="250" table:style-name="ce3">
            <text:p>250,00</text:p>
          </table:table-cell>
          <table:table-cell table:style-name="ce2"/>
          <table:table-cell office:value-type="float" office:value="700" table:style-name="ce3">
            <text:p>70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CCAMTSTKOLYE</text:p>
          </table:table-cell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CCDKALEM10</text:p>
          </table:table-cell>
          <table:table-cell office:value-type="string" table:style-name="ce2">
            <text:p>10CCDKALEM10</text:p>
          </table:table-cell>
          <table:table-cell office:value-type="string" table:style-name="ce2">
            <text:p>Adet</text:p>
          </table:table-cell>
          <table:table-cell office:value-type="float" office:value="84" table:style-name="ce3">
            <text:p>84,00</text:p>
          </table:table-cell>
          <table:table-cell table:style-name="ce2"/>
          <table:table-cell office:value-type="float" office:value="235.2" table:style-name="ce3">
            <text:p>235,20</text:p>
          </table:table-cell>
          <table:table-cell table:style-name="ce2"/>
          <table:table-cell office:value-type="string" table:style-name="ce2">
            <text:p>MONT BLAN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CCDKALEM10</text:p>
          </table:table-cell>
          <table:table-cell office:value-type="string" table:style-name="ce2">
            <text:p>PENCIL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CCHBWLLT016</text:p>
          </table:table-cell>
          <table:table-cell office:value-type="string" table:style-name="ce2">
            <text:p>10CCHBWLLT016</text:p>
          </table:table-cell>
          <table:table-cell office:value-type="string" table:style-name="ce2">
            <text:p>Adet</text:p>
          </table:table-cell>
          <table:table-cell office:value-type="float" office:value="126" table:style-name="ce3">
            <text:p>126,00</text:p>
          </table:table-cell>
          <table:table-cell table:style-name="ce2"/>
          <table:table-cell office:value-type="float" office:value="378" table:style-name="ce3">
            <text:p>378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CCHBWLLT016</text:p>
          </table:table-cell>
          <table:table-cell office:value-type="string" table:style-name="ce2">
            <text:p>WALLE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0CCPETEK01017</text:p>
          </table:table-cell>
          <table:table-cell office:value-type="string" table:style-name="ce2">
            <text:p>10CCPETEK01017</text:p>
          </table:table-cell>
          <table:table-cell office:value-type="string" table:style-name="ce2">
            <text:p>Adet</text:p>
          </table:table-cell>
          <table:table-cell office:value-type="float" office:value="840" table:style-name="ce3">
            <text:p>840,00</text:p>
          </table:table-cell>
          <table:table-cell table:style-name="ce2"/>
          <table:table-cell office:value-type="float" office:value="2520" table:style-name="ce3">
            <text:p>2.520,00</text:p>
          </table:table-cell>
          <table:table-cell table:style-name="ce2"/>
          <table:table-cell office:value-type="string" table:style-name="ce2">
            <text:p>BVLGARI</text:p>
          </table:table-cell>
          <table:table-cell office:value-type="float" office:value="1" table:style-name="ce4">
            <text:p>1,000</text:p>
          </table:table-cell>
          <table:table-cell office:value-type="string" table:style-name="ce2">
            <text:p>10CCPETEK01017</text:p>
          </table:table-cell>
          <table:table-cell office:value-type="string" table:style-name="ce2">
            <text:p>BAG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004-SF-BY</text:p>
          </table:table-cell>
          <table:table-cell office:value-type="string" table:style-name="ce2">
            <text:p>CHANEL GÜNEŞ GÖZLÜĞÜ</text:p>
          </table:table-cell>
          <table:table-cell office:value-type="string" table:style-name="ce2">
            <text:p>Adet</text:p>
          </table:table-cell>
          <table:table-cell office:value-type="float" office:value="55" table:style-name="ce3">
            <text:p>55,00</text:p>
          </table:table-cell>
          <table:table-cell office:value-type="string" table:style-name="ce2">
            <text:p>USD</text:p>
          </table:table-cell>
          <table:table-cell office:value-type="float" office:value="231" table:style-name="ce3">
            <text:p>231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010-PB-GM</text:p>
          </table:table-cell>
          <table:table-cell office:value-type="string" table:style-name="ce2">
            <text:p>CHANEL GÜNEŞ GÖZLÜĞÜ</text:p>
          </table:table-cell>
          <table:table-cell office:value-type="string" table:style-name="ce2">
            <text:p>Adet</text:p>
          </table:table-cell>
          <table:table-cell office:value-type="float" office:value="55" table:style-name="ce3">
            <text:p>55,00</text:p>
          </table:table-cell>
          <table:table-cell office:value-type="string" table:style-name="ce2">
            <text:p>USD</text:p>
          </table:table-cell>
          <table:table-cell office:value-type="float" office:value="231" table:style-name="ce3">
            <text:p>231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1CCKMR022</text:p>
          </table:table-cell>
          <table:table-cell office:value-type="string" table:style-name="ce2">
            <text:p>111CCKMR022</text:p>
          </table:table-cell>
          <table:table-cell office:value-type="string" table:style-name="ce2">
            <text:p>Adet</text:p>
          </table:table-cell>
          <table:table-cell office:value-type="float" office:value="84" table:style-name="ce3">
            <text:p>84,00</text:p>
          </table:table-cell>
          <table:table-cell table:style-name="ce2"/>
          <table:table-cell office:value-type="float" office:value="252" table:style-name="ce3">
            <text:p>252,00</text:p>
          </table:table-cell>
          <table:table-cell table:style-name="ce2"/>
          <table:table-cell office:value-type="string" table:style-name="ce2">
            <text:p>OFF WHITE</text:p>
          </table:table-cell>
          <table:table-cell office:value-type="float" office:value="8" table:style-name="ce4">
            <text:p>8,000</text:p>
          </table:table-cell>
          <table:table-cell office:value-type="string" table:style-name="ce2">
            <text:p>111CCKMR022</text:p>
          </table:table-cell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1CCKMR030</text:p>
          </table:table-cell>
          <table:table-cell office:value-type="string" table:style-name="ce2">
            <text:p>111CCKMR030</text:p>
          </table:table-cell>
          <table:table-cell office:value-type="string" table:style-name="ce2">
            <text:p>Adet</text:p>
          </table:table-cell>
          <table:table-cell office:value-type="float" office:value="84" table:style-name="ce3">
            <text:p>84,00</text:p>
          </table:table-cell>
          <table:table-cell table:style-name="ce2"/>
          <table:table-cell office:value-type="float" office:value="252" table:style-name="ce3">
            <text:p>252,00</text:p>
          </table:table-cell>
          <table:table-cell table:style-name="ce2"/>
          <table:table-cell office:value-type="string" table:style-name="ce2">
            <text:p>OFF WHITE</text:p>
          </table:table-cell>
          <table:table-cell office:value-type="float" office:value="2" table:style-name="ce4">
            <text:p>2,000</text:p>
          </table:table-cell>
          <table:table-cell office:value-type="string" table:style-name="ce2">
            <text:p>111CCKMR030</text:p>
          </table:table-cell>
          <table:table-cell office:value-type="string" table:style-name="ce2">
            <text:p>BEL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207412</text:p>
          </table:table-cell>
          <table:table-cell office:value-type="string" table:style-name="ce2">
            <text:p>GÜNEŞ GÖZLÜĞÜ</text:p>
          </table:table-cell>
          <table:table-cell office:value-type="string" table:style-name="ce2">
            <text:p>Adet</text:p>
          </table:table-cell>
          <table:table-cell office:value-type="float" office:value="50" table:style-name="ce3">
            <text:p>50,00</text:p>
          </table:table-cell>
          <table:table-cell office:value-type="string" table:style-name="ce2">
            <text:p>USD</text:p>
          </table:table-cell>
          <table:table-cell office:value-type="float" office:value="3730" table:style-name="ce3">
            <text:p>3.730,00</text:p>
          </table:table-cell>
          <table:table-cell table:style-name="ce2"/>
          <table:table-cell office:value-type="string" table:style-name="ce2">
            <text:p>HUBLOT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438-6610</text:p>
          </table:table-cell>
          <table:table-cell office:value-type="string" table:style-name="ce2">
            <text:p>CHANEL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463-5624</text:p>
          </table:table-cell>
          <table:table-cell office:value-type="string" table:style-name="ce2">
            <text:p>CHANEL ACCESSORIES</text:p>
          </table:table-cell>
          <table:table-cell office:value-type="string" table:style-name="ce2">
            <text:p>Adet</text:p>
          </table:table-cell>
          <table:table-cell office:value-type="float" office:value="27" table:style-name="ce3">
            <text:p>27,00</text:p>
          </table:table-cell>
          <table:table-cell office:value-type="string" table:style-name="ce2">
            <text:p>USD</text:p>
          </table:table-cell>
          <table:table-cell office:value-type="float" office:value="113" table:style-name="ce3">
            <text:p>11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CHANEL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1825-KUTU</text:p>
          </table:table-cell>
          <table:table-cell office:value-type="string" table:style-name="ce2">
            <text:p>AKSESUAR KUTUSU</text:p>
          </table:table-cell>
          <table:table-cell office:value-type="string" table:style-name="ce2">
            <text:p>Adet</text:p>
          </table:table-cell>
          <table:table-cell office:value-type="float" office:value="0" table:style-name="ce3">
            <text:p>0,00</text:p>
          </table:table-cell>
          <table:table-cell table:style-name="ce2"/>
          <table:table-cell office:value-type="float" office:value="0" table:style-name="ce3">
            <text:p>0,00</text:p>
          </table:table-cell>
          <table:table-cell table:style-name="ce2"/>
          <table:table-cell office:value-type="string" table:style-name="ce2">
            <text:p>AUTHENTIC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001-SY-GL</text:p>
          </table:table-cell>
          <table:table-cell office:value-type="string" table:style-name="ce2">
            <text:p>GUCCİ GÜNEŞ GÖZLÜĞÜ</text:p>
          </table:table-cell>
          <table:table-cell office:value-type="string" table:style-name="ce2">
            <text:p>Adet</text:p>
          </table:table-cell>
          <table:table-cell office:value-type="float" office:value="55" table:style-name="ce3">
            <text:p>55,00</text:p>
          </table:table-cell>
          <table:table-cell office:value-type="string" table:style-name="ce2">
            <text:p>USD</text:p>
          </table:table-cell>
          <table:table-cell office:value-type="float" office:value="231" table:style-name="ce3">
            <text:p>231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GUCC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04702901</text:p>
          </table:table-cell>
          <table:table-cell office:value-type="string" table:style-name="ce2">
            <text:p>pantolon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2500" table:style-name="ce3">
            <text:p>2.500,00</text:p>
          </table:table-cell>
          <table:table-cell table:style-name="ce2"/>
          <table:table-cell office:value-type="string" table:style-name="ce2">
            <text:p>FEAR OF GO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04702902</text:p>
          </table:table-cell>
          <table:table-cell office:value-type="string" table:style-name="ce2">
            <text:p>pantolon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2500" table:style-name="ce3">
            <text:p>2.500,00</text:p>
          </table:table-cell>
          <table:table-cell table:style-name="ce2"/>
          <table:table-cell office:value-type="string" table:style-name="ce2">
            <text:p>FEAR OF GOD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04702903</text:p>
          </table:table-cell>
          <table:table-cell office:value-type="string" table:style-name="ce2">
            <text:p>pantolon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2500" table:style-name="ce3">
            <text:p>2.500,00</text:p>
          </table:table-cell>
          <table:table-cell table:style-name="ce2"/>
          <table:table-cell office:value-type="string" table:style-name="ce2">
            <text:p>FEAR OF GOD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04702905</text:p>
          </table:table-cell>
          <table:table-cell office:value-type="string" table:style-name="ce2">
            <text:p>pantolon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2500" table:style-name="ce3">
            <text:p>2.500,00</text:p>
          </table:table-cell>
          <table:table-cell table:style-name="ce2"/>
          <table:table-cell office:value-type="string" table:style-name="ce2">
            <text:p>FEAR OF GO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04702906</text:p>
          </table:table-cell>
          <table:table-cell office:value-type="string" table:style-name="ce2">
            <text:p>pantolon</text:p>
          </table:table-cell>
          <table:table-cell office:value-type="string" table:style-name="ce2">
            <text:p>Adet</text:p>
          </table:table-cell>
          <table:table-cell office:value-type="float" office:value="35" table:style-name="ce3">
            <text:p>35,00</text:p>
          </table:table-cell>
          <table:table-cell office:value-type="string" table:style-name="ce2">
            <text:p>USD</text:p>
          </table:table-cell>
          <table:table-cell office:value-type="float" office:value="2500" table:style-name="ce3">
            <text:p>2.500,00</text:p>
          </table:table-cell>
          <table:table-cell table:style-name="ce2"/>
          <table:table-cell office:value-type="string" table:style-name="ce2">
            <text:p>FEAR OF GOD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2273-6686</text:p>
          </table:table-cell>
          <table:table-cell office:value-type="string" table:style-name="ce2">
            <text:p>GUCCI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GUCCI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262-6498</text:p>
          </table:table-cell>
          <table:table-cell office:value-type="string" table:style-name="ce2">
            <text:p>DIOR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268-6485</text:p>
          </table:table-cell>
          <table:table-cell office:value-type="string" table:style-name="ce2">
            <text:p>DIOR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279-6510</text:p>
          </table:table-cell>
          <table:table-cell office:value-type="string" table:style-name="ce2">
            <text:p>DIOR ACCESSORIES</text:p>
          </table:table-cell>
          <table:table-cell office:value-type="string" table:style-name="ce2">
            <text:p>Adet</text:p>
          </table:table-cell>
          <table:table-cell office:value-type="float" office:value="15" table:style-name="ce3">
            <text:p>15,00</text:p>
          </table:table-cell>
          <table:table-cell office:value-type="string" table:style-name="ce2">
            <text:p>USD</text:p>
          </table:table-cell>
          <table:table-cell office:value-type="float" office:value="63" table:style-name="ce3">
            <text:p>63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46GG01</text:p>
          </table:table-cell>
          <table:table-cell office:value-type="string" table:style-name="ce2">
            <text:p>GÖZLÜK</text:p>
          </table:table-cell>
          <table:table-cell office:value-type="string" table:style-name="ce2">
            <text:p>Adet</text:p>
          </table:table-cell>
          <table:table-cell office:value-type="float" office:value="350" table:style-name="ce3">
            <text:p>350,00</text:p>
          </table:table-cell>
          <table:table-cell table:style-name="ce2"/>
          <table:table-cell office:value-type="float" office:value="1850" table:style-name="ce3">
            <text:p>1.850,00</text:p>
          </table:table-cell>
          <table:table-cell table:style-name="ce2"/>
          <table:table-cell office:value-type="string" table:style-name="ce2">
            <text:p>KAPPA</text:p>
          </table:table-cell>
          <table:table-cell office:value-type="float" office:value="5" table:style-name="ce4">
            <text:p>5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46GG02</text:p>
          </table:table-cell>
          <table:table-cell office:value-type="string" table:style-name="ce2">
            <text:p>GÖZLÜK</text:p>
          </table:table-cell>
          <table:table-cell office:value-type="string" table:style-name="ce2">
            <text:p>Adet</text:p>
          </table:table-cell>
          <table:table-cell office:value-type="float" office:value="350" table:style-name="ce3">
            <text:p>350,00</text:p>
          </table:table-cell>
          <table:table-cell table:style-name="ce2"/>
          <table:table-cell office:value-type="float" office:value="1850" table:style-name="ce3">
            <text:p>1.850,00</text:p>
          </table:table-cell>
          <table:table-cell table:style-name="ce2"/>
          <table:table-cell office:value-type="string" table:style-name="ce2">
            <text:p>KAPPA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46GG03</text:p>
          </table:table-cell>
          <table:table-cell office:value-type="string" table:style-name="ce2">
            <text:p>GÖZLÜK</text:p>
          </table:table-cell>
          <table:table-cell office:value-type="string" table:style-name="ce2">
            <text:p>Adet</text:p>
          </table:table-cell>
          <table:table-cell office:value-type="float" office:value="350" table:style-name="ce3">
            <text:p>350,00</text:p>
          </table:table-cell>
          <table:table-cell table:style-name="ce2"/>
          <table:table-cell office:value-type="float" office:value="1850" table:style-name="ce3">
            <text:p>1.850,00</text:p>
          </table:table-cell>
          <table:table-cell table:style-name="ce2"/>
          <table:table-cell office:value-type="string" table:style-name="ce2">
            <text:p>KAPPA</text:p>
          </table:table-cell>
          <table:table-cell office:value-type="float" office:value="6" table:style-name="ce4">
            <text:p>6,000</text:p>
          </table:table-cell>
          <table:table-cell table:style-name="ce2"/>
          <table:table-cell office:value-type="string" table:style-name="ce2">
            <text:p>SUNGLASSE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3725-FL</text:p>
          </table:table-cell>
          <table:table-cell office:value-type="string" table:style-name="ce2">
            <text:p>DİOR FULAR</text:p>
          </table:table-cell>
          <table:table-cell office:value-type="string" table:style-name="ce2">
            <text:p>Adet</text:p>
          </table:table-cell>
          <table:table-cell office:value-type="float" office:value="7.5" table:style-name="ce3">
            <text:p>7,50</text:p>
          </table:table-cell>
          <table:table-cell office:value-type="string" table:style-name="ce2">
            <text:p>USD</text:p>
          </table:table-cell>
          <table:table-cell office:value-type="float" office:value="32" table:style-name="ce3">
            <text:p>32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DIOR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ACCESSORI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501</text:p>
          </table:table-cell>
          <table:table-cell office:value-type="string" table:style-name="ce2">
            <text:p>TEKSTİL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502</text:p>
          </table:table-cell>
          <table:table-cell office:value-type="string" table:style-name="ce2">
            <text:p>TEKSTİL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503</text:p>
          </table:table-cell>
          <table:table-cell office:value-type="string" table:style-name="ce2">
            <text:p>TEKSTİL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504</text:p>
          </table:table-cell>
          <table:table-cell office:value-type="string" table:style-name="ce2">
            <text:p>TEKSTİL,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505</text:p>
          </table:table-cell>
          <table:table-cell office:value-type="string" table:style-name="ce2">
            <text:p>TEKSTİL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601</text:p>
          </table:table-cell>
          <table:table-cell office:value-type="string" table:style-name="ce2">
            <text:p>TEKSTİL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11281603</text:p>
          </table:table-cell>
          <table:table-cell office:value-type="string" table:style-name="ce2">
            <text:p>TEKSTİL</text:p>
          </table:table-cell>
          <table:table-cell office:value-type="string" table:style-name="ce2">
            <text:p>Adet</text:p>
          </table:table-cell>
          <table:table-cell office:value-type="float" office:value="18" table:style-name="ce3">
            <text:p>18,00</text:p>
          </table:table-cell>
          <table:table-cell office:value-type="string" table:style-name="ce2">
            <text:p>USD</text:p>
          </table:table-cell>
          <table:table-cell office:value-type="float" office:value="2750" table:style-name="ce3">
            <text:p>2.750,00</text:p>
          </table:table-cell>
          <table:table-cell table:style-name="ce2"/>
          <table:table-cell office:value-type="string" table:style-name="ce2">
            <text:p>DIOR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22891001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33" table:style-name="ce3">
            <text:p>33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22891002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33" table:style-name="ce3">
            <text:p>33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228910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33" table:style-name="ce3">
            <text:p>33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3165214</text:p>
          </table:table-cell>
          <table:table-cell office:value-type="string" table:style-name="ce2">
            <text:p>3165-BURBERRY-LACİ-XL</text:p>
          </table:table-cell>
          <table:table-cell office:value-type="string" table:style-name="ce2">
            <text:p>Adet</text:p>
          </table:table-cell>
          <table:table-cell office:value-type="float" office:value="60" table:style-name="ce3">
            <text:p>60,00</text:p>
          </table:table-cell>
          <table:table-cell office:value-type="string" table:style-name="ce2">
            <text:p>USD</text:p>
          </table:table-cell>
          <table:table-cell office:value-type="float" office:value="252" table:style-name="ce3">
            <text:p>252,00</text:p>
          </table:table-cell>
          <table:table-cell office:value-type="string" table:style-name="ce2">
            <text:p>USD</text:p>
          </table:table-cell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41171601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41171602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41171604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41172701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54271001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5" table:style-name="ce3">
            <text:p>25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104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1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301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302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303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304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3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401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14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2102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2103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2104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172105</text:p>
          </table:table-cell>
          <table:table-cell office:value-type="string" table:style-name="ce2">
            <text:p>TŞÖRT</text:p>
          </table:table-cell>
          <table:table-cell office:value-type="string" table:style-name="ce2">
            <text:p>Adet</text:p>
          </table:table-cell>
          <table:table-cell office:value-type="float" office:value="24" table:style-name="ce3">
            <text:p>24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21502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21504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21505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1401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1404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1405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2001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2002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2" table:style-name="ce4">
            <text:p>2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2003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1" table:style-name="ce4">
            <text:p>1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Ticari Mal</text:p>
          </table:table-cell>
          <table:table-cell office:value-type="string" table:style-name="ce2">
            <text:p>140464132004</text:p>
          </table:table-cell>
          <table:table-cell office:value-type="string" table:style-name="ce2">
            <text:p>BURRBERY</text:p>
          </table:table-cell>
          <table:table-cell office:value-type="string" table:style-name="ce2">
            <text:p>Adet</text:p>
          </table:table-cell>
          <table:table-cell office:value-type="float" office:value="26" table:style-name="ce3">
            <text:p>26,00</text:p>
          </table:table-cell>
          <table:table-cell office:value-type="string" table:style-name="ce2">
            <text:p>USD</text:p>
          </table:table-cell>
          <table:table-cell office:value-type="float" office:value="1400" table:style-name="ce3">
            <text:p>1.400,00</text:p>
          </table:table-cell>
          <table:table-cell table:style-name="ce2"/>
          <table:table-cell office:value-type="string" table:style-name="ce2">
            <text:p>BURBERRY</text:p>
          </table:table-cell>
          <table:table-cell office:value-type="float" office:value="3" table:style-name="ce4">
            <text:p>3,000</text:p>
          </table:table-cell>
          <table:table-cell table:style-name="ce2"/>
          <table:table-cell office:value-type="string" table:style-name="ce2">
            <text:p>21</text:p>
          </table:table-cell>
          <table:table-cell table:number-columns-repeated="16372"/>
        </table:table-row>
        <table:table-row table:number-rows-repeated="1048177" table:style-name="ro1">
          <table:table-cell table:number-columns-repeated="16384"/>
        </table:table-row>
      </table:table>
      <table:database-ranges>
        <table:database-range table:target-range-address="Sheet3.A1:Sheet3.L39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3</meta:generator>
    <dc:creator>Microsoft Office User</dc:creator>
    <meta:creation-date>2022-09-21T13:47:46Z</meta:creation-date>
    <dc:date>2022-12-10T20:57:36Z</dc:date>
    <meta:user-defined meta:name="DXVersion">16.1.7.0</meta:user-defined>
  </office:meta>
</office:document-meta>
</file>